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54c5e5" officeooo:paragraph-rsid="0054c5e5"/>
    </style:style>
    <style:style style:name="P2" style:family="paragraph" style:parent-style-name="normal">
      <style:text-properties fo:language="es" fo:country="AR" officeooo:rsid="0021515b" officeooo:paragraph-rsid="0021515b"/>
    </style:style>
    <style:style style:name="P3" style:family="paragraph" style:parent-style-name="normal">
      <style:text-properties fo:language="es" fo:country="AR" officeooo:rsid="001f275a" officeooo:paragraph-rsid="001f275a" fo:background-color="transparent"/>
    </style:style>
    <style:style style:name="P4" style:family="paragraph" style:parent-style-name="normal">
      <style:text-properties fo:language="es" fo:country="AR" officeooo:rsid="008b4ef4" officeooo:paragraph-rsid="001f275a" fo:background-color="transparent"/>
    </style:style>
    <style:style style:name="P5" style:family="paragraph" style:parent-style-name="normal">
      <style:text-properties fo:language="es" fo:country="AR" officeooo:rsid="0021fa78" officeooo:paragraph-rsid="002c9246"/>
    </style:style>
    <style:style style:name="P6" style:family="paragraph" style:parent-style-name="normal">
      <style:text-properties fo:language="es" fo:country="AR" officeooo:rsid="002418e3" officeooo:paragraph-rsid="00247fcd"/>
    </style:style>
    <style:style style:name="P7" style:family="paragraph" style:parent-style-name="normal">
      <style:text-properties fo:language="es" fo:country="AR" officeooo:rsid="00247fcd" officeooo:paragraph-rsid="00247fcd"/>
    </style:style>
    <style:style style:name="P8" style:family="paragraph" style:parent-style-name="normal">
      <style:text-properties fo:language="es" fo:country="AR" officeooo:rsid="003d281f" officeooo:paragraph-rsid="003d281f"/>
    </style:style>
    <style:style style:name="P9"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0"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1" style:family="paragraph" style:parent-style-name="normal">
      <style:text-properties fo:language="es" fo:country="AR" officeooo:rsid="0054c5e5" officeooo:paragraph-rsid="0054c5e5"/>
    </style:style>
    <style:style style:name="P12" style:family="paragraph" style:parent-style-name="normal">
      <style:text-properties fo:language="es" fo:country="AR" officeooo:rsid="0021515b" officeooo:paragraph-rsid="0021515b"/>
    </style:style>
    <style:style style:name="P13" style:family="paragraph" style:parent-style-name="normal">
      <style:text-properties fo:language="es" fo:country="AR" officeooo:rsid="0021fa78" officeooo:paragraph-rsid="002c9246"/>
    </style:style>
    <style:style style:name="P14" style:family="paragraph" style:parent-style-name="normal">
      <style:text-properties fo:language="es" fo:country="AR" officeooo:rsid="002418e3" officeooo:paragraph-rsid="00247fcd"/>
    </style:style>
    <style:style style:name="P15" style:family="paragraph" style:parent-style-name="normal">
      <style:text-properties fo:language="es" fo:country="AR" officeooo:rsid="00247fcd" officeooo:paragraph-rsid="00247fcd"/>
    </style:style>
    <style:style style:name="P16" style:family="paragraph" style:parent-style-name="normal">
      <style:text-properties fo:language="es" fo:country="AR" officeooo:rsid="00247fcd" officeooo:paragraph-rsid="00adfb91"/>
    </style:style>
    <style:style style:name="P17" style:family="paragraph" style:parent-style-name="normal">
      <style:text-properties fo:language="es" fo:country="AR" officeooo:rsid="003d281f" officeooo:paragraph-rsid="003d281f"/>
    </style:style>
    <style:style style:name="P18" style:family="paragraph" style:parent-style-name="normal">
      <style:text-properties fo:language="es" fo:country="AR" officeooo:rsid="0032dc05" officeooo:paragraph-rsid="0019e071"/>
    </style:style>
    <style:style style:name="P19" style:family="paragraph" style:parent-style-name="normal">
      <style:text-properties fo:language="es" fo:country="AR" officeooo:rsid="001ac958" officeooo:paragraph-rsid="001ac958"/>
    </style:style>
    <style:style style:name="P20" style:family="paragraph" style:parent-style-name="normal">
      <style:text-properties fo:language="es" fo:country="AR" officeooo:rsid="001be4d3" officeooo:paragraph-rsid="001f275a"/>
    </style:style>
    <style:style style:name="P21" style:family="paragraph" style:parent-style-name="normal">
      <style:text-properties fo:language="es" fo:country="AR" officeooo:rsid="001c6057" officeooo:paragraph-rsid="001f275a"/>
    </style:style>
    <style:style style:name="P22" style:family="paragraph" style:parent-style-name="normal">
      <style:text-properties fo:language="es" fo:country="AR" officeooo:rsid="001f275a" officeooo:paragraph-rsid="001f275a"/>
    </style:style>
    <style:style style:name="P23" style:family="paragraph" style:parent-style-name="normal">
      <style:text-properties fo:language="es" fo:country="AR" officeooo:rsid="001fc7a4" officeooo:paragraph-rsid="001fc7a4"/>
    </style:style>
    <style:style style:name="P24" style:family="paragraph" style:parent-style-name="normal">
      <style:text-properties fo:language="es" fo:country="AR" officeooo:rsid="002c9246" officeooo:paragraph-rsid="002c9246"/>
    </style:style>
    <style:style style:name="P25" style:family="paragraph" style:parent-style-name="normal">
      <style:text-properties fo:language="es" fo:country="AR" officeooo:rsid="0023b39b" officeooo:paragraph-rsid="0023b39b"/>
    </style:style>
    <style:style style:name="P26" style:family="paragraph" style:parent-style-name="normal">
      <style:text-properties fo:language="es" fo:country="AR" officeooo:rsid="0023ce0c" officeooo:paragraph-rsid="00247fcd"/>
    </style:style>
    <style:style style:name="P27" style:family="paragraph" style:parent-style-name="normal">
      <style:text-properties fo:language="es" fo:country="AR" officeooo:rsid="00264a2e" officeooo:paragraph-rsid="00264a2e"/>
    </style:style>
    <style:style style:name="P28" style:family="paragraph" style:parent-style-name="normal">
      <style:text-properties fo:language="es" fo:country="AR" officeooo:rsid="00adfb91" officeooo:paragraph-rsid="00adfb91"/>
    </style:style>
    <style:style style:name="P29" style:family="paragraph" style:parent-style-name="normal">
      <style:text-properties fo:language="es" fo:country="AR" officeooo:rsid="00aefe92" officeooo:paragraph-rsid="00aefe92"/>
    </style:style>
    <style:style style:name="P30" style:family="paragraph" style:parent-style-name="normal">
      <style:text-properties fo:language="es" fo:country="AR" officeooo:rsid="002e2c2c" officeooo:paragraph-rsid="002e2c2c"/>
    </style:style>
    <style:style style:name="P31" style:family="paragraph" style:parent-style-name="normal">
      <style:text-properties fo:language="es" fo:country="AR" officeooo:rsid="002fb05f" officeooo:paragraph-rsid="002fb05f"/>
    </style:style>
    <style:style style:name="P32" style:family="paragraph" style:parent-style-name="normal">
      <style:text-properties fo:language="es" fo:country="AR" officeooo:rsid="00333e1d" officeooo:paragraph-rsid="00333e1d"/>
    </style:style>
    <style:style style:name="P33" style:family="paragraph" style:parent-style-name="normal">
      <style:text-properties fo:language="es" fo:country="AR" officeooo:rsid="00343826" officeooo:paragraph-rsid="00343826"/>
    </style:style>
    <style:style style:name="P34" style:family="paragraph" style:parent-style-name="normal">
      <style:text-properties fo:language="es" fo:country="AR" officeooo:rsid="00347d7e" officeooo:paragraph-rsid="00347d7e"/>
    </style:style>
    <style:style style:name="P35" style:family="paragraph" style:parent-style-name="normal">
      <style:text-properties fo:language="es" fo:country="AR" officeooo:rsid="0037b7e9" officeooo:paragraph-rsid="0037b7e9"/>
    </style:style>
    <style:style style:name="P36" style:family="paragraph" style:parent-style-name="normal">
      <style:text-properties fo:language="es" fo:country="AR" officeooo:rsid="00958515" officeooo:paragraph-rsid="00958515"/>
    </style:style>
    <style:style style:name="P37" style:family="paragraph" style:parent-style-name="normal">
      <style:text-properties fo:language="es" fo:country="AR" officeooo:rsid="003929ed" officeooo:paragraph-rsid="003929ed"/>
    </style:style>
    <style:style style:name="P38" style:family="paragraph" style:parent-style-name="normal">
      <style:text-properties fo:language="es" fo:country="AR" officeooo:rsid="003d5ae7" officeooo:paragraph-rsid="003d5ae7"/>
    </style:style>
    <style:style style:name="P39" style:family="paragraph" style:parent-style-name="normal">
      <style:text-properties fo:language="es" fo:country="AR" officeooo:rsid="003e65c2" officeooo:paragraph-rsid="003e65c2"/>
    </style:style>
    <style:style style:name="P40" style:family="paragraph" style:parent-style-name="normal">
      <style:text-properties fo:language="es" fo:country="AR" officeooo:rsid="003e65c2" officeooo:paragraph-rsid="004158b5"/>
    </style:style>
    <style:style style:name="P41" style:family="paragraph" style:parent-style-name="normal">
      <style:text-properties fo:language="es" fo:country="AR" officeooo:rsid="00427d73" officeooo:paragraph-rsid="00427d73"/>
    </style:style>
    <style:style style:name="P42" style:family="paragraph" style:parent-style-name="normal">
      <style:text-properties fo:language="es" fo:country="AR" officeooo:rsid="004158b5" officeooo:paragraph-rsid="004158b5"/>
    </style:style>
    <style:style style:name="P43" style:family="paragraph" style:parent-style-name="normal">
      <style:text-properties fo:language="es" fo:country="AR" officeooo:rsid="0046f1e8" officeooo:paragraph-rsid="0046f1e8"/>
    </style:style>
    <style:style style:name="P44" style:family="paragraph" style:parent-style-name="normal">
      <style:text-properties fo:language="es" fo:country="AR" officeooo:rsid="0048eee7" officeooo:paragraph-rsid="0048eee7"/>
    </style:style>
    <style:style style:name="P45" style:family="paragraph" style:parent-style-name="normal">
      <style:text-properties fo:language="es" fo:country="AR" officeooo:rsid="0049af48" officeooo:paragraph-rsid="0049af48"/>
    </style:style>
    <style:style style:name="P46" style:family="paragraph" style:parent-style-name="normal">
      <style:text-properties fo:language="es" fo:country="AR" officeooo:rsid="004b83bd" officeooo:paragraph-rsid="004b83bd"/>
    </style:style>
    <style:style style:name="P47" style:family="paragraph" style:parent-style-name="normal">
      <style:text-properties fo:language="es" fo:country="AR" officeooo:rsid="004dbf72" officeooo:paragraph-rsid="004dbf72"/>
    </style:style>
    <style:style style:name="P48" style:family="paragraph" style:parent-style-name="normal">
      <style:text-properties fo:language="es" fo:country="AR" officeooo:rsid="004f659a" officeooo:paragraph-rsid="004f659a"/>
    </style:style>
    <style:style style:name="P49" style:family="paragraph" style:parent-style-name="normal">
      <style:text-properties fo:language="es" fo:country="AR" officeooo:rsid="005679f6" officeooo:paragraph-rsid="005679f6"/>
    </style:style>
    <style:style style:name="P50" style:family="paragraph" style:parent-style-name="normal">
      <style:text-properties fo:language="es" fo:country="AR" officeooo:rsid="005305ac" officeooo:paragraph-rsid="005305ac"/>
    </style:style>
    <style:style style:name="P51" style:family="paragraph" style:parent-style-name="normal">
      <style:text-properties fo:language="es" fo:country="AR" officeooo:rsid="005452fd" officeooo:paragraph-rsid="005452fd"/>
    </style:style>
    <style:style style:name="P52" style:family="paragraph" style:parent-style-name="normal">
      <style:text-properties fo:language="es" fo:country="AR" officeooo:rsid="00580054" officeooo:paragraph-rsid="00580054"/>
    </style:style>
    <style:style style:name="P53" style:family="paragraph" style:parent-style-name="normal">
      <style:text-properties fo:language="es" fo:country="AR" officeooo:rsid="005a8cdc" officeooo:paragraph-rsid="009043f2"/>
    </style:style>
    <style:style style:name="P54" style:family="paragraph" style:parent-style-name="normal">
      <style:text-properties fo:language="es" fo:country="AR" officeooo:rsid="005a8cdc" officeooo:paragraph-rsid="005a8cdc"/>
    </style:style>
    <style:style style:name="P55" style:family="paragraph" style:parent-style-name="normal">
      <style:text-properties fo:language="es" fo:country="AR" officeooo:rsid="009043f2" officeooo:paragraph-rsid="009043f2"/>
    </style:style>
    <style:style style:name="P56" style:family="paragraph" style:parent-style-name="normal">
      <style:text-properties fo:language="es" fo:country="AR" officeooo:rsid="009043f2" officeooo:paragraph-rsid="00ad114f"/>
    </style:style>
    <style:style style:name="P57" style:family="paragraph" style:parent-style-name="normal">
      <style:text-properties fo:language="es" fo:country="AR" officeooo:rsid="0090772c" officeooo:paragraph-rsid="0090772c"/>
    </style:style>
    <style:style style:name="P58" style:family="paragraph" style:parent-style-name="normal">
      <style:text-properties fo:language="es" fo:country="AR" officeooo:rsid="00927039" officeooo:paragraph-rsid="00927039"/>
    </style:style>
    <style:style style:name="P59" style:family="paragraph" style:parent-style-name="normal">
      <style:text-properties fo:language="es" fo:country="AR" officeooo:rsid="009583ce" officeooo:paragraph-rsid="0096fb5e"/>
    </style:style>
    <style:style style:name="P60" style:family="paragraph" style:parent-style-name="normal">
      <style:text-properties fo:language="es" fo:country="AR" officeooo:rsid="009583ce" officeooo:paragraph-rsid="009583ce"/>
    </style:style>
    <style:style style:name="P61" style:family="paragraph" style:parent-style-name="normal">
      <style:text-properties fo:language="es" fo:country="AR" officeooo:rsid="0096fb5e" officeooo:paragraph-rsid="0096fb5e"/>
    </style:style>
    <style:style style:name="P62" style:family="paragraph" style:parent-style-name="normal">
      <style:text-properties fo:language="es" fo:country="AR" officeooo:rsid="009bfc83" officeooo:paragraph-rsid="009bfc83"/>
    </style:style>
    <style:style style:name="P63" style:family="paragraph" style:parent-style-name="normal">
      <style:text-properties fo:language="es" fo:country="AR" officeooo:rsid="009c00db" officeooo:paragraph-rsid="009c00db"/>
    </style:style>
    <style:style style:name="P64" style:family="paragraph" style:parent-style-name="normal">
      <style:text-properties fo:language="es" fo:country="AR" officeooo:rsid="00a36ecc" officeooo:paragraph-rsid="00a5a02a"/>
    </style:style>
    <style:style style:name="P65" style:family="paragraph" style:parent-style-name="normal">
      <style:text-properties fo:language="es" fo:country="AR" officeooo:rsid="00a43909" officeooo:paragraph-rsid="00a5a02a"/>
    </style:style>
    <style:style style:name="P66" style:family="paragraph" style:parent-style-name="normal">
      <style:text-properties fo:language="es" fo:country="AR" officeooo:rsid="00a43909" officeooo:paragraph-rsid="00a43909"/>
    </style:style>
    <style:style style:name="P67" style:family="paragraph" style:parent-style-name="normal">
      <style:text-properties fo:language="es" fo:country="AR" officeooo:rsid="00a5a02a" officeooo:paragraph-rsid="00a5a02a"/>
    </style:style>
    <style:style style:name="P68" style:family="paragraph" style:parent-style-name="normal">
      <style:text-properties fo:language="es" fo:country="AR" officeooo:rsid="00a76ed8" officeooo:paragraph-rsid="00a76ed8"/>
    </style:style>
    <style:style style:name="P69" style:family="paragraph" style:parent-style-name="normal">
      <style:text-properties fo:language="es" fo:country="AR" officeooo:rsid="00ab93d9" officeooo:paragraph-rsid="00ab93d9"/>
    </style:style>
    <style:style style:name="P70" style:family="paragraph" style:parent-style-name="normal">
      <style:text-properties fo:language="es" fo:country="AR" officeooo:rsid="00ab93d9" officeooo:paragraph-rsid="00ad114f"/>
    </style:style>
    <style:style style:name="P71" style:family="paragraph" style:parent-style-name="normal">
      <style:text-properties fo:language="es" fo:country="AR" officeooo:rsid="00ad114f" officeooo:paragraph-rsid="00ad114f"/>
    </style:style>
    <style:style style:name="P72" style:family="paragraph" style:parent-style-name="normal">
      <style:text-properties fo:language="es" fo:country="AR" officeooo:rsid="00ad114f" officeooo:paragraph-rsid="00b0e84a"/>
    </style:style>
    <style:style style:name="P73" style:family="paragraph" style:parent-style-name="normal">
      <style:text-properties fo:language="es" fo:country="AR" officeooo:rsid="00b44fce" officeooo:paragraph-rsid="00b4ef93"/>
    </style:style>
    <style:style style:name="P74" style:family="paragraph" style:parent-style-name="normal">
      <style:text-properties fo:language="es" fo:country="AR" officeooo:rsid="00b0e84a" officeooo:paragraph-rsid="00b0e84a"/>
    </style:style>
    <style:style style:name="P75" style:family="paragraph" style:parent-style-name="normal">
      <style:text-properties fo:language="es" fo:country="AR" officeooo:rsid="00b2bcf2" officeooo:paragraph-rsid="00b2bcf2"/>
    </style:style>
    <style:style style:name="P76" style:family="paragraph" style:parent-style-name="normal">
      <style:text-properties fo:language="es" fo:country="AR" officeooo:rsid="00b228a4" officeooo:paragraph-rsid="00b228a4"/>
    </style:style>
    <style:style style:name="P77" style:family="paragraph" style:parent-style-name="normal">
      <style:text-properties fo:language="es" fo:country="AR" officeooo:rsid="00b5459b" officeooo:paragraph-rsid="00be4563"/>
    </style:style>
    <style:style style:name="P78" style:family="paragraph" style:parent-style-name="normal">
      <style:text-properties fo:language="es" fo:country="AR" officeooo:rsid="00b5459b" officeooo:paragraph-rsid="00ed2f23"/>
    </style:style>
    <style:style style:name="P79" style:family="paragraph" style:parent-style-name="normal">
      <style:text-properties fo:language="es" fo:country="AR" officeooo:rsid="00c8a149" officeooo:paragraph-rsid="00c8a149"/>
    </style:style>
    <style:style style:name="P80" style:family="paragraph" style:parent-style-name="normal">
      <style:text-properties fo:language="es" fo:country="AR" officeooo:rsid="00ca80e3" officeooo:paragraph-rsid="00ca80e3"/>
    </style:style>
    <style:style style:name="P81" style:family="paragraph" style:parent-style-name="normal">
      <style:text-properties fo:language="es" fo:country="AR" officeooo:rsid="00cfd02b" officeooo:paragraph-rsid="00cfd02b"/>
    </style:style>
    <style:style style:name="P82" style:family="paragraph" style:parent-style-name="normal">
      <style:text-properties fo:language="es" fo:country="AR" officeooo:rsid="00d3c650" officeooo:paragraph-rsid="00d3c650"/>
    </style:style>
    <style:style style:name="P83" style:family="paragraph" style:parent-style-name="normal">
      <style:text-properties fo:language="es" fo:country="AR" officeooo:rsid="00d52881" officeooo:paragraph-rsid="00d52881"/>
    </style:style>
    <style:style style:name="P84" style:family="paragraph" style:parent-style-name="normal">
      <style:text-properties fo:language="es" fo:country="AR" officeooo:rsid="00d7659f" officeooo:paragraph-rsid="00d7659f"/>
    </style:style>
    <style:style style:name="P85" style:family="paragraph" style:parent-style-name="normal">
      <style:text-properties fo:language="es" fo:country="AR" officeooo:rsid="00d89f69" officeooo:paragraph-rsid="00d89f69"/>
    </style:style>
    <style:style style:name="P86" style:family="paragraph" style:parent-style-name="normal">
      <style:text-properties fo:language="es" fo:country="AR" officeooo:rsid="00be01c0" officeooo:paragraph-rsid="00be01c0"/>
    </style:style>
    <style:style style:name="P87" style:family="paragraph" style:parent-style-name="normal">
      <style:text-properties fo:language="es" fo:country="AR" officeooo:rsid="00ed2f23" officeooo:paragraph-rsid="00eda9c2"/>
    </style:style>
    <style:style style:name="P88" style:family="paragraph" style:parent-style-name="normal">
      <style:text-properties fo:language="es" fo:country="AR" officeooo:rsid="00ed2f23" officeooo:paragraph-rsid="00ef8090"/>
    </style:style>
    <style:style style:name="P89" style:family="paragraph" style:parent-style-name="normal">
      <style:text-properties fo:language="es" fo:country="AR" officeooo:rsid="00eda9c2" officeooo:paragraph-rsid="00eda9c2"/>
    </style:style>
    <style:style style:name="P90" style:family="paragraph" style:parent-style-name="normal">
      <style:text-properties fo:language="es" fo:country="AR" officeooo:rsid="00d52881" officeooo:paragraph-rsid="00d52881" fo:background-color="#ffff00"/>
    </style:style>
    <style:style style:name="P91" style:family="paragraph" style:parent-style-name="normal">
      <style:text-properties style:text-line-through-style="solid" style:text-line-through-type="single" fo:language="es" fo:country="AR" officeooo:rsid="001fc7a4" officeooo:paragraph-rsid="001fc7a4"/>
    </style:style>
    <style:style style:name="P92"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93" style:family="paragraph" style:parent-style-name="normal">
      <style:text-properties officeooo:rsid="00dbbed6" officeooo:paragraph-rsid="00eb45e9"/>
    </style:style>
    <style:style style:name="P94"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5"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96"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97"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98"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99"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100"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01"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02"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03"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04"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05"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06"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07"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08"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09"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10"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11"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12"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13"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14"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15"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16"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17"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18"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19"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20" style:family="paragraph" style:parent-style-name="normal">
      <style:paragraph-properties fo:margin-left="0cm" fo:margin-right="0cm" fo:text-indent="0cm" style:auto-text-indent="false"/>
      <style:text-properties fo:language="es" fo:country="AR" style:text-underline-style="none" officeooo:rsid="00dd418c" officeooo:paragraph-rsid="00eb45e9" fo:background-color="#ffff00"/>
    </style:style>
    <style:style style:name="P121"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22"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23"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24" style:family="paragraph" style:parent-style-name="normal">
      <style:paragraph-properties fo:margin-left="0cm" fo:margin-right="0cm" fo:text-indent="0cm" style:auto-text-indent="false"/>
      <style:text-properties officeooo:rsid="00dbbed6" officeooo:paragraph-rsid="00eb45e9"/>
    </style:style>
    <style:style style:name="P125"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26"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27"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28"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29"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30"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31"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32"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33"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34"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35"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36"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37"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38"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39"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40"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41"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42"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43"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44"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45"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46"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47"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48"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49"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50"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51"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52" style:family="paragraph" style:parent-style-name="normal">
      <style:text-properties fo:language="es" fo:country="AR" officeooo:rsid="008b4ef4" officeooo:paragraph-rsid="001f275a" fo:background-color="transparent"/>
    </style:style>
    <style:style style:name="P153" style:family="paragraph" style:parent-style-name="normal">
      <style:text-properties fo:language="es" fo:country="AR" officeooo:rsid="001f275a" officeooo:paragraph-rsid="001f275a" fo:background-color="transparent"/>
    </style:style>
    <style:style style:name="P154" style:family="paragraph" style:parent-style-name="normal">
      <style:text-properties fo:language="es" fo:country="AR" officeooo:rsid="0054c5e5" officeooo:paragraph-rsid="0054c5e5"/>
    </style:style>
    <style:style style:name="P155" style:family="paragraph" style:parent-style-name="normal">
      <style:text-properties fo:language="es" fo:country="AR" officeooo:rsid="0021515b" officeooo:paragraph-rsid="0021515b"/>
    </style:style>
    <style:style style:name="P156" style:family="paragraph" style:parent-style-name="normal">
      <style:text-properties fo:language="es" fo:country="AR" officeooo:rsid="0021fa78" officeooo:paragraph-rsid="002c9246"/>
    </style:style>
    <style:style style:name="P157" style:family="paragraph" style:parent-style-name="normal">
      <style:text-properties fo:language="es" fo:country="AR" officeooo:rsid="002418e3" officeooo:paragraph-rsid="00247fcd"/>
    </style:style>
    <style:style style:name="P158" style:family="paragraph" style:parent-style-name="normal">
      <style:text-properties fo:language="es" fo:country="AR" officeooo:rsid="00247fcd" officeooo:paragraph-rsid="00247fcd"/>
    </style:style>
    <style:style style:name="P159" style:family="paragraph" style:parent-style-name="normal">
      <style:text-properties fo:language="es" fo:country="AR" officeooo:rsid="003d281f" officeooo:paragraph-rsid="003d281f"/>
    </style:style>
    <style:style style:name="P160"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61"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62"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63"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64"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65"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66"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67"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68"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69"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70"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71" style:family="paragraph" style:parent-style-name="Heading_20_3">
      <style:text-properties fo:language="es" fo:country="AR"/>
    </style:style>
    <style:style style:name="P172" style:family="paragraph" style:parent-style-name="Heading_20_2">
      <style:text-properties fo:language="es" fo:country="AR"/>
    </style:style>
    <style:style style:name="P173" style:family="paragraph" style:parent-style-name="Heading_20_1">
      <style:text-properties fo:language="es" fo:country="AR"/>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fo:color="#000000" style:font-name="Times New Roman" fo:font-size="12pt" officeooo:rsid="00f1b49c" style:font-name-asian="Times New Roman1" style:font-size-asian="12pt" style:font-name-complex="Times New Roman1"/>
    </style:style>
    <style:style style:name="T31" style:family="text">
      <style:text-properties officeooo:rsid="005a8cdc"/>
    </style:style>
    <style:style style:name="T32" style:family="text">
      <style:text-properties officeooo:rsid="008bd008"/>
    </style:style>
    <style:style style:name="T33" style:family="text">
      <style:text-properties officeooo:rsid="008e8ad6"/>
    </style:style>
    <style:style style:name="T34" style:family="text">
      <style:text-properties officeooo:rsid="009043f2"/>
    </style:style>
    <style:style style:name="T35" style:family="text">
      <style:text-properties officeooo:rsid="00957c5b"/>
    </style:style>
    <style:style style:name="T36" style:family="text">
      <style:text-properties officeooo:rsid="009c00db"/>
    </style:style>
    <style:style style:name="T37" style:family="text">
      <style:text-properties officeooo:rsid="009dc95d"/>
    </style:style>
    <style:style style:name="T38" style:family="text">
      <style:text-properties officeooo:rsid="00a031e7"/>
    </style:style>
    <style:style style:name="T39" style:family="text">
      <style:text-properties officeooo:rsid="00a08320"/>
    </style:style>
    <style:style style:name="T40" style:family="text">
      <style:text-properties officeooo:rsid="00a0be72"/>
    </style:style>
    <style:style style:name="T41" style:family="text">
      <style:text-properties officeooo:rsid="00a36ecc"/>
    </style:style>
    <style:style style:name="T42" style:family="text">
      <style:text-properties officeooo:rsid="00a43909"/>
    </style:style>
    <style:style style:name="T43" style:family="text">
      <style:text-properties officeooo:rsid="00a76ed8"/>
    </style:style>
    <style:style style:name="T44" style:family="text">
      <style:text-properties officeooo:rsid="00ab93d9"/>
    </style:style>
    <style:style style:name="T45" style:family="text">
      <style:text-properties officeooo:rsid="00ad114f"/>
    </style:style>
    <style:style style:name="T46" style:family="text">
      <style:text-properties officeooo:rsid="00afae4b"/>
    </style:style>
    <style:style style:name="T47" style:family="text">
      <style:text-properties officeooo:rsid="00b0e84a"/>
    </style:style>
    <style:style style:name="T48" style:family="text">
      <style:text-properties officeooo:rsid="00b4ef93"/>
    </style:style>
    <style:style style:name="T49" style:family="text">
      <style:text-properties officeooo:rsid="00b5817b"/>
    </style:style>
    <style:style style:name="T50" style:family="text">
      <style:text-properties officeooo:rsid="00be91e5"/>
    </style:style>
    <style:style style:name="T51" style:family="text">
      <style:text-properties officeooo:rsid="00c0e6a1"/>
    </style:style>
    <style:style style:name="T52" style:family="text">
      <style:text-properties officeooo:rsid="00c14fef"/>
    </style:style>
    <style:style style:name="T53" style:family="text">
      <style:text-properties officeooo:rsid="00c1b456"/>
    </style:style>
    <style:style style:name="T54" style:family="text">
      <style:text-properties officeooo:rsid="00c2d902"/>
    </style:style>
    <style:style style:name="T55" style:family="text">
      <style:text-properties officeooo:rsid="00c3d0f4"/>
    </style:style>
    <style:style style:name="T56" style:family="text">
      <style:text-properties fo:color="#ff0000" officeooo:rsid="00c14fef"/>
    </style:style>
    <style:style style:name="T57" style:family="text">
      <style:text-properties fo:color="#ff0000" officeooo:rsid="00c1b456"/>
    </style:style>
    <style:style style:name="T58" style:family="text">
      <style:text-properties officeooo:rsid="00cc3a52"/>
    </style:style>
    <style:style style:name="T59" style:family="text">
      <style:text-properties officeooo:rsid="00cdfbcb"/>
    </style:style>
    <style:style style:name="T60" style:family="text">
      <style:text-properties officeooo:rsid="00d101eb"/>
    </style:style>
    <style:style style:name="T61" style:family="text">
      <style:text-properties officeooo:rsid="00d7659f"/>
    </style:style>
    <style:style style:name="T62" style:family="text">
      <style:text-properties officeooo:rsid="00d86dc5"/>
    </style:style>
    <style:style style:name="T63" style:family="text">
      <style:text-properties officeooo:rsid="00dbbed6"/>
    </style:style>
    <style:style style:name="T64" style:family="text">
      <style:text-properties officeooo:rsid="00df1c36"/>
    </style:style>
    <style:style style:name="T65" style:family="text">
      <style:text-properties fo:font-style="italic" style:font-style-asian="italic" style:font-style-complex="italic"/>
    </style:style>
    <style:style style:name="T66" style:family="text">
      <style:text-properties fo:font-style="italic" officeooo:rsid="00f8107a" style:font-style-asian="italic" style:font-style-complex="italic"/>
    </style:style>
    <style:style style:name="T67" style:family="text">
      <style:text-properties officeooo:rsid="00e390be"/>
    </style:style>
    <style:style style:name="T68" style:family="text">
      <style:text-properties fo:background-color="#ffff00" loext:char-shading-value="0"/>
    </style:style>
    <style:style style:name="T69" style:family="text">
      <style:text-properties officeooo:rsid="00e9daca" fo:background-color="#ffff00" loext:char-shading-value="0"/>
    </style:style>
    <style:style style:name="T70" style:family="text">
      <style:text-properties officeooo:rsid="00e43d29"/>
    </style:style>
    <style:style style:name="T71" style:family="text">
      <style:text-properties officeooo:rsid="00e634c6"/>
    </style:style>
    <style:style style:name="T72" style:family="text">
      <style:text-properties officeooo:rsid="00e714d0"/>
    </style:style>
    <style:style style:name="T73" style:family="text">
      <style:text-properties officeooo:rsid="00e9daca"/>
    </style:style>
    <style:style style:name="T74" style:family="text">
      <style:text-properties officeooo:rsid="00de5c06"/>
    </style:style>
    <style:style style:name="T75" style:family="text">
      <style:text-properties officeooo:rsid="00eda9c2"/>
    </style:style>
    <style:style style:name="T76" style:family="text">
      <style:text-properties officeooo:rsid="00ef8090"/>
    </style:style>
    <style:style style:name="T77" style:family="text">
      <style:text-properties officeooo:rsid="00f118ef"/>
    </style:style>
    <style:style style:name="T78" style:family="text">
      <style:text-properties officeooo:rsid="00f2cb38"/>
    </style:style>
    <style:style style:name="T79" style:family="text">
      <style:text-properties officeooo:rsid="00f4812d"/>
    </style:style>
    <style:style style:name="T80" style:family="text">
      <style:text-properties officeooo:rsid="00f7a112"/>
    </style:style>
    <style:style style:name="T81" style:family="text">
      <style:text-properties fo:font-style="normal" style:font-style-asian="normal" style:font-style-complex="normal"/>
    </style:style>
    <style:style style:name="T82" style:family="text">
      <style:text-properties fo:font-style="normal" officeooo:rsid="00f8107a" style:font-style-asian="normal" style:font-style-complex="normal"/>
    </style:style>
    <style:style style:name="T83" style:family="text">
      <style:text-properties officeooo:rsid="00f8107a"/>
    </style:style>
  </office:automatic-styles>
  <office:body>
    <office:text text:use-soft-page-breaks="true">
      <office:forms form:automatic-focus="false" form:apply-design-mode="false"/>
      <text:tracked-changes>
        <text:changed-region xml:id="ct43327968" text:id="ct43327968">
          <text:format-change>
            <office:change-info>
              <dc:creator>Autor desconocido</dc:creator>
              <dc:date>2016-04-19T21:22:00</dc:date>
            </office:change-info>
          </text:format-change>
        </text:changed-region>
        <text:changed-region xml:id="ct43302944" text:id="ct43302944">
          <text:insertion>
            <office:change-info>
              <dc:creator>Eduardo Grosclaude</dc:creator>
              <dc:date>2014-07-14T08:00:00</dc:date>
            </office:change-info>
          </text:insertion>
        </text:changed-region>
        <text:changed-region xml:id="ct43320016" text:id="ct43320016">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43334496" text:id="ct43334496">
          <text:insertion>
            <office:change-info>
              <dc:creator>Autor desconocido</dc:creator>
              <dc:date>2014-09-18T14:03:00</dc:date>
            </office:change-info>
          </text:insertion>
        </text:changed-region>
        <text:changed-region xml:id="ct43329376" text:id="ct43329376">
          <text:format-change>
            <office:change-info>
              <dc:creator>Autor desconocido</dc:creator>
              <dc:date>2016-04-19T21:22:00</dc:date>
            </office:change-info>
          </text:format-change>
        </text:changed-region>
        <text:changed-region xml:id="ct43334720" text:id="ct43334720">
          <text:deletion>
            <office:change-info>
              <dc:creator>Eduardo Grosclaude</dc:creator>
              <dc:date>2014-07-14T08:01:00</dc:date>
            </office:change-info>
            <text:p text:style-name="P2">la herramienta gprof </text:p>
          </text:deletion>
        </text:changed-region>
        <text:changed-region xml:id="ct43336608" text:id="ct43336608">
          <text:insertion>
            <office:change-info>
              <dc:creator>Eduardo Grosclaude</dc:creator>
              <dc:date>2014-07-14T08:01:00</dc:date>
            </office:change-info>
          </text:insertion>
        </text:changed-region>
        <text:changed-region xml:id="ct43335216" text:id="ct43335216">
          <text:format-change>
            <office:change-info>
              <dc:creator>Autor desconocido</dc:creator>
              <dc:date>2016-04-19T21:22:00</dc:date>
            </office:change-info>
          </text:format-change>
        </text:changed-region>
        <text:changed-region xml:id="ct43337168" text:id="ct43337168">
          <text:deletion>
            <office:change-info>
              <dc:creator>Eduardo Grosclaude</dc:creator>
              <dc:date>2014-07-14T08:02:00</dc:date>
            </office:change-info>
            <text:p text:style-name="P2">veremos </text:p>
          </text:deletion>
        </text:changed-region>
        <text:changed-region xml:id="ct43338160" text:id="ct43338160">
          <text:insertion>
            <office:change-info>
              <dc:creator>Eduardo Grosclaude</dc:creator>
              <dc:date>2014-07-14T08:02:00</dc:date>
            </office:change-info>
          </text:insertion>
        </text:changed-region>
        <text:changed-region xml:id="ct43329600" text:id="ct43329600">
          <text:format-change>
            <office:change-info>
              <dc:creator>Autor desconocido</dc:creator>
              <dc:date>2016-04-19T21:22:00</dc:date>
            </office:change-info>
          </text:format-change>
        </text:changed-region>
        <text:changed-region xml:id="ct43332448" text:id="ct43332448">
          <text:deletion>
            <office:change-info>
              <dc:creator>Autor desconocido</dc:creator>
              <dc:date>2014-09-15T21:18:00</dc:date>
            </office:change-info>
            <text:p text:style-name="P3"/>
            <text:p text:style-name="P4"/>
          </text:deletion>
        </text:changed-region>
        <text:changed-region xml:id="ct43073552" text:id="ct43073552">
          <text:format-change>
            <office:change-info>
              <dc:creator>Autor desconocido</dc:creator>
              <dc:date>2016-04-19T21:22:00</dc:date>
            </office:change-info>
          </text:format-change>
        </text:changed-region>
        <text:changed-region xml:id="ct43328912" text:id="ct43328912">
          <text:insertion>
            <office:change-info>
              <dc:creator>Autor desconocido</dc:creator>
              <dc:date>2014-09-18T14:04:00</dc:date>
            </office:change-info>
          </text:insertion>
        </text:changed-region>
        <text:changed-region xml:id="ct43339664" text:id="ct43339664">
          <text:format-change>
            <office:change-info>
              <dc:creator>Autor desconocido</dc:creator>
              <dc:date>2016-04-19T21:22:00</dc:date>
            </office:change-info>
          </text:format-change>
        </text:changed-region>
        <text:changed-region xml:id="ct43340864" text:id="ct43340864">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43341568" text:id="ct43341568">
          <text:insertion>
            <office:change-info>
              <dc:creator>Autor desconocido</dc:creator>
              <dc:date>2014-09-18T14:05:00</dc:date>
            </office:change-info>
          </text:insertion>
        </text:changed-region>
        <text:changed-region xml:id="ct43341344" text:id="ct43341344">
          <text:format-change>
            <office:change-info>
              <dc:creator>Autor desconocido</dc:creator>
              <dc:date>2016-04-19T21:22:00</dc:date>
            </office:change-info>
          </text:format-change>
        </text:changed-region>
        <text:changed-region xml:id="ct43347136" text:id="ct43347136">
          <text:deletion>
            <office:change-info>
              <dc:creator>Autor desconocido</dc:creator>
              <dc:date>2014-09-18T14:06:00</dc:date>
            </office:change-info>
            <text:p text:style-name="P6">para definirlos</text:p>
          </text:deletion>
        </text:changed-region>
        <text:changed-region xml:id="ct43078480" text:id="ct43078480">
          <text:insertion>
            <office:change-info>
              <dc:creator>Autor desconocido</dc:creator>
              <dc:date>2014-09-18T14:06:00</dc:date>
            </office:change-info>
          </text:insertion>
        </text:changed-region>
        <text:changed-region xml:id="ct43346608" text:id="ct43346608">
          <text:format-change>
            <office:change-info>
              <dc:creator>Autor desconocido</dc:creator>
              <dc:date>2016-04-19T21:22:00</dc:date>
            </office:change-info>
          </text:format-change>
        </text:changed-region>
        <text:changed-region xml:id="ct43343024" text:id="ct43343024">
          <text:insertion>
            <office:change-info>
              <dc:creator>Autor desconocido</dc:creator>
              <dc:date>2014-09-18T14:08:00</dc:date>
            </office:change-info>
          </text:insertion>
        </text:changed-region>
        <text:changed-region xml:id="ct43345728" text:id="ct43345728">
          <text:format-change>
            <office:change-info>
              <dc:creator>Autor desconocido</dc:creator>
              <dc:date>2016-04-19T21:22:00</dc:date>
            </office:change-info>
          </text:format-change>
        </text:changed-region>
        <text:changed-region xml:id="ct43345472" text:id="ct43345472">
          <text:insertion>
            <office:change-info>
              <dc:creator>Autor desconocido</dc:creator>
              <dc:date>2014-09-18T14:09:00</dc:date>
            </office:change-info>
          </text:insertion>
        </text:changed-region>
        <text:changed-region xml:id="ct43346832" text:id="ct43346832">
          <text:format-change>
            <office:change-info>
              <dc:creator>Autor desconocido</dc:creator>
              <dc:date>2016-04-19T21:22:00</dc:date>
            </office:change-info>
          </text:format-change>
        </text:changed-region>
        <text:changed-region xml:id="ct43336832" text:id="ct43336832">
          <text:insertion>
            <office:change-info>
              <dc:creator>Autor desconocido</dc:creator>
              <dc:date>2014-09-18T14:10:00</dc:date>
            </office:change-info>
          </text:insertion>
        </text:changed-region>
        <text:changed-region xml:id="ct43098528" text:id="ct43098528">
          <text:format-change>
            <office:change-info>
              <dc:creator>Autor desconocido</dc:creator>
              <dc:date>2016-04-19T21:22:00</dc:date>
            </office:change-info>
          </text:format-change>
        </text:changed-region>
        <text:changed-region xml:id="ct43354720" text:id="ct43354720">
          <text:deletion>
            <office:change-info>
              <dc:creator>Autor desconocido</dc:creator>
              <dc:date>2014-09-18T14:11:00</dc:date>
            </office:change-info>
            <text:p text:style-name="P7">se mantienen</text:p>
          </text:deletion>
        </text:changed-region>
        <text:changed-region xml:id="ct43103968" text:id="ct43103968">
          <text:format-change>
            <office:change-info>
              <dc:creator>Autor desconocido</dc:creator>
              <dc:date>2016-04-19T21:22:00</dc:date>
            </office:change-info>
          </text:format-change>
        </text:changed-region>
        <text:changed-region xml:id="ct43104272" text:id="ct43104272">
          <text:deletion>
            <office:change-info>
              <dc:creator>Autor desconocido</dc:creator>
              <dc:date>2014-09-18T14:12:00</dc:date>
            </office:change-info>
            <text:p text:style-name="P7">cual </text:p>
          </text:deletion>
        </text:changed-region>
        <text:changed-region xml:id="ct43354256" text:id="ct43354256">
          <text:insertion>
            <office:change-info>
              <dc:creator>Autor desconocido</dc:creator>
              <dc:date>2014-09-18T14:12:00</dc:date>
            </office:change-info>
          </text:insertion>
        </text:changed-region>
        <text:changed-region xml:id="ct43354480" text:id="ct43354480">
          <text:format-change>
            <office:change-info>
              <dc:creator>Autor desconocido</dc:creator>
              <dc:date>2016-04-19T21:22:00</dc:date>
            </office:change-info>
          </text:format-change>
        </text:changed-region>
        <text:changed-region xml:id="ct43359456" text:id="ct43359456">
          <text:insertion>
            <office:change-info>
              <dc:creator>Autor desconocido</dc:creator>
              <dc:date>2014-09-18T14:12:00</dc:date>
            </office:change-info>
          </text:insertion>
        </text:changed-region>
        <text:changed-region xml:id="ct43319648" text:id="ct43319648">
          <text:format-change>
            <office:change-info>
              <dc:creator>Autor desconocido</dc:creator>
              <dc:date>2016-04-19T21:22:00</dc:date>
            </office:change-info>
          </text:format-change>
        </text:changed-region>
        <text:changed-region xml:id="ct43360208" text:id="ct43360208">
          <text:insertion>
            <office:change-info>
              <dc:creator>Autor desconocido</dc:creator>
              <dc:date>2014-09-23T19:45:00</dc:date>
            </office:change-info>
          </text:insertion>
        </text:changed-region>
        <text:changed-region xml:id="ct43353696" text:id="ct43353696">
          <text:format-change>
            <office:change-info>
              <dc:creator>Autor desconocido</dc:creator>
              <dc:date>2016-04-19T21:22:00</dc:date>
            </office:change-info>
          </text:format-change>
        </text:changed-region>
        <text:changed-region xml:id="ct43343840" text:id="ct43343840">
          <text:insertion>
            <office:change-info>
              <dc:creator>Autor desconocido</dc:creator>
              <dc:date>2014-09-23T19:56:00</dc:date>
            </office:change-info>
          </text:insertion>
        </text:changed-region>
        <text:changed-region xml:id="ct43362256" text:id="ct43362256">
          <text:insertion>
            <office:change-info>
              <dc:creator>Autor desconocido</dc:creator>
              <dc:date>2014-09-23T19:57:00</dc:date>
            </office:change-info>
          </text:insertion>
        </text:changed-region>
        <text:changed-region xml:id="ct43360624" text:id="ct43360624">
          <text:insertion>
            <office:change-info>
              <dc:creator>Autor desconocido</dc:creator>
              <dc:date>2014-09-23T20:01:00</dc:date>
            </office:change-info>
          </text:insertion>
        </text:changed-region>
        <text:changed-region xml:id="ct43362480" text:id="ct43362480">
          <text:insertion>
            <office:change-info>
              <dc:creator>Autor desconocido</dc:creator>
              <dc:date>2014-09-23T19:58:00</dc:date>
            </office:change-info>
          </text:insertion>
        </text:changed-region>
        <text:changed-region xml:id="ct43362704" text:id="ct43362704">
          <text:insertion>
            <office:change-info>
              <dc:creator>Autor desconocido</dc:creator>
              <dc:date>2014-09-23T19:59:00</dc:date>
            </office:change-info>
          </text:insertion>
        </text:changed-region>
        <text:changed-region xml:id="ct43110064" text:id="ct43110064">
          <text:insertion>
            <office:change-info>
              <dc:creator>Autor desconocido</dc:creator>
              <dc:date>2014-09-23T20:00:00</dc:date>
            </office:change-info>
          </text:insertion>
        </text:changed-region>
        <text:changed-region xml:id="ct43110848" text:id="ct43110848">
          <text:insertion>
            <office:change-info>
              <dc:creator>Autor desconocido</dc:creator>
              <dc:date>2014-09-23T20:01:00</dc:date>
            </office:change-info>
          </text:insertion>
        </text:changed-region>
        <text:changed-region xml:id="ct43105120" text:id="ct43105120">
          <text:insertion>
            <office:change-info>
              <dc:creator>Autor desconocido</dc:creator>
              <dc:date>2014-09-23T20:03:00</dc:date>
            </office:change-info>
          </text:insertion>
        </text:changed-region>
        <text:changed-region xml:id="ct43111632" text:id="ct43111632">
          <text:insertion>
            <office:change-info>
              <dc:creator>Autor desconocido</dc:creator>
              <dc:date>2014-09-23T20:04:00</dc:date>
            </office:change-info>
          </text:insertion>
        </text:changed-region>
        <text:changed-region xml:id="ct43108128" text:id="ct43108128">
          <text:format-change>
            <office:change-info>
              <dc:creator>Autor desconocido</dc:creator>
              <dc:date>2016-04-19T21:22:00</dc:date>
            </office:change-info>
          </text:format-change>
        </text:changed-region>
        <text:changed-region xml:id="ct43112416" text:id="ct43112416">
          <text:insertion>
            <office:change-info>
              <dc:creator>Autor desconocido</dc:creator>
              <dc:date>2016-04-21T17:04:00</dc:date>
            </office:change-info>
          </text:insertion>
        </text:changed-region>
        <text:changed-region xml:id="ct43372304" text:id="ct43372304">
          <text:format-change>
            <office:change-info>
              <dc:creator>Autor desconocido</dc:creator>
              <dc:date>2016-04-19T21:22:00</dc:date>
            </office:change-info>
          </text:format-change>
        </text:changed-region>
        <text:changed-region xml:id="ct43375008" text:id="ct43375008">
          <text:insertion>
            <office:change-info>
              <dc:creator>Autor desconocido</dc:creator>
              <dc:date>2016-04-21T17:07:00</dc:date>
            </office:change-info>
          </text:insertion>
        </text:changed-region>
        <text:changed-region xml:id="ct43375232" text:id="ct43375232">
          <text:deletion>
            <office:change-info>
              <dc:creator>Autor desconocido</dc:creator>
              <dc:date>2016-04-21T17:07:00</dc:date>
            </office:change-info>
            <text:p text:style-name="P8">los</text:p>
          </text:deletion>
        </text:changed-region>
        <text:changed-region xml:id="ct43375968" text:id="ct43375968">
          <text:format-change>
            <office:change-info>
              <dc:creator>Autor desconocido</dc:creator>
              <dc:date>2016-04-19T21:22:00</dc:date>
            </office:change-info>
          </text:format-change>
        </text:changed-region>
        <text:changed-region xml:id="ct43372880" text:id="ct43372880">
          <text:insertion>
            <office:change-info>
              <dc:creator>Autor desconocido</dc:creator>
              <dc:date>2014-09-16T12:26:00</dc:date>
            </office:change-info>
          </text:insertion>
        </text:changed-region>
        <text:changed-region xml:id="ct43113200" text:id="ct43113200">
          <text:insertion>
            <office:change-info>
              <dc:creator>Autor desconocido</dc:creator>
              <dc:date>2014-09-16T12:27:00</dc:date>
            </office:change-info>
          </text:insertion>
        </text:changed-region>
        <text:changed-region xml:id="ct42367136" text:id="ct42367136">
          <text:format-change>
            <office:change-info>
              <dc:creator>Autor desconocido</dc:creator>
              <dc:date>2016-04-19T21:22:00</dc:date>
            </office:change-info>
          </text:format-change>
        </text:changed-region>
        <text:changed-region xml:id="ct43382144" text:id="ct43382144">
          <text:deletion>
            <office:change-info>
              <dc:creator>Autor desconocido</dc:creator>
              <dc:date>2014-09-19T11:39:00</dc:date>
            </office:change-info>
            <text:p text:style-name="P9">–---Mostrar análisis de circulac donde se escriben coefg.tmp y cindg.tmp. Análisis de los “bucles” do que generan los archivos que nos decantan por arrays de “real*8” con npan posiciones.</text:p>
          </text:deletion>
        </text:changed-region>
        <text:changed-region xml:id="ct43375456" text:id="ct43375456">
          <text:format-change>
            <office:change-info>
              <dc:creator>Autor desconocido</dc:creator>
              <dc:date>2016-04-19T21:22:00</dc:date>
            </office:change-info>
          </text:format-change>
        </text:changed-region>
        <text:changed-region xml:id="ct42361696" text:id="ct42361696">
          <text:insertion>
            <office:change-info>
              <dc:creator>Unknown Author</dc:creator>
              <dc:date>2014-07-14T21:18:00</dc:date>
            </office:change-info>
          </text:insertion>
        </text:changed-region>
        <text:changed-region xml:id="ct42366608" text:id="ct42366608">
          <text:insertion>
            <office:change-info>
              <dc:creator>Unknown Author</dc:creator>
              <dc:date>2014-07-14T21:19:00</dc:date>
            </office:change-info>
          </text:insertion>
        </text:changed-region>
        <text:changed-region xml:id="ct42366304" text:id="ct42366304">
          <text:insertion>
            <office:change-info>
              <dc:creator>Unknown Author</dc:creator>
              <dc:date>2014-07-14T21:20:00</dc:date>
            </office:change-info>
          </text:insertion>
        </text:changed-region>
        <text:changed-region xml:id="ct42362096" text:id="ct42362096">
          <text:insertion>
            <office:change-info>
              <dc:creator>Unknown Author</dc:creator>
              <dc:date>2014-07-14T21:21:00</dc:date>
            </office:change-info>
          </text:insertion>
        </text:changed-region>
        <text:changed-region xml:id="ct42362320" text:id="ct42362320">
          <text:insertion>
            <office:change-info>
              <dc:creator>Unknown Author</dc:creator>
              <dc:date>2014-07-14T21:22:00</dc:date>
            </office:change-info>
          </text:insertion>
        </text:changed-region>
        <text:changed-region xml:id="ct43117344" text:id="ct43117344">
          <text:insertion>
            <office:change-info>
              <dc:creator>Unknown Author</dc:creator>
              <dc:date>2014-07-14T21:23:00</dc:date>
            </office:change-info>
          </text:insertion>
        </text:changed-region>
        <text:changed-region xml:id="ct42368000" text:id="ct42368000">
          <text:insertion>
            <office:change-info>
              <dc:creator>Unknown Author</dc:creator>
              <dc:date>2014-07-14T21:24:00</dc:date>
            </office:change-info>
          </text:insertion>
        </text:changed-region>
        <text:changed-region xml:id="ct43383824" text:id="ct43383824">
          <text:insertion>
            <office:change-info>
              <dc:creator>Unknown Author</dc:creator>
              <dc:date>2014-07-14T21:25:00</dc:date>
            </office:change-info>
          </text:insertion>
        </text:changed-region>
        <text:changed-region xml:id="ct43391104" text:id="ct43391104">
          <text:format-change>
            <office:change-info>
              <dc:creator>Autor desconocido</dc:creator>
              <dc:date>2016-04-19T21:22:00</dc:date>
            </office:change-info>
          </text:format-change>
        </text:changed-region>
        <text:changed-region xml:id="ct43359840" text:id="ct43359840">
          <text:insertion>
            <office:change-info>
              <dc:creator>Autor desconocido</dc:creator>
              <dc:date>2014-09-19T11:18:00</dc:date>
            </office:change-info>
          </text:insertion>
        </text:changed-region>
        <text:changed-region xml:id="ct43387408" text:id="ct43387408">
          <text:format-change>
            <office:change-info>
              <dc:creator>Autor desconocido</dc:creator>
              <dc:date>2016-04-19T21:22:00</dc:date>
            </office:change-info>
          </text:format-change>
        </text:changed-region>
        <text:changed-region xml:id="ct43392960" text:id="ct43392960">
          <text:insertion>
            <office:change-info>
              <dc:creator>Autor desconocido</dc:creator>
              <dc:date>2014-09-19T11:19:00</dc:date>
            </office:change-info>
          </text:insertion>
        </text:changed-region>
        <text:changed-region xml:id="ct43387760" text:id="ct43387760">
          <text:format-change>
            <office:change-info>
              <dc:creator>Autor desconocido</dc:creator>
              <dc:date>2016-04-19T21:22:00</dc:date>
            </office:change-info>
          </text:format-change>
        </text:changed-region>
        <text:changed-region xml:id="ct43384048" text:id="ct43384048">
          <text:insertion>
            <office:change-info>
              <dc:creator>Autor desconocido</dc:creator>
              <dc:date>2014-09-19T11:18:00</dc:date>
            </office:change-info>
          </text:insertion>
        </text:changed-region>
        <text:changed-region xml:id="ct43119008" text:id="ct43119008">
          <text:format-change>
            <office:change-info>
              <dc:creator>Autor desconocido</dc:creator>
              <dc:date>2016-04-19T21:22:00</dc:date>
            </office:change-info>
          </text:format-change>
        </text:changed-region>
        <text:changed-region xml:id="ct41119904" text:id="ct41119904">
          <text:insertion>
            <office:change-info>
              <dc:creator>Autor desconocido</dc:creator>
              <dc:date>2014-09-19T11:19:00</dc:date>
            </office:change-info>
          </text:insertion>
        </text:changed-region>
        <text:changed-region xml:id="ct41120864" text:id="ct41120864">
          <text:format-change>
            <office:change-info>
              <dc:creator>Autor desconocido</dc:creator>
              <dc:date>2016-04-19T21:22:00</dc:date>
            </office:change-info>
          </text:format-change>
        </text:changed-region>
        <text:changed-region xml:id="ct41120336" text:id="ct41120336">
          <text:insertion>
            <office:change-info>
              <dc:creator>Unknown Author</dc:creator>
              <dc:date>2014-07-14T21:26:00</dc:date>
            </office:change-info>
          </text:insertion>
        </text:changed-region>
        <text:changed-region xml:id="ct41121280" text:id="ct41121280">
          <text:insertion>
            <office:change-info>
              <dc:creator>Unknown Author</dc:creator>
              <dc:date>2014-07-14T21:27:00</dc:date>
            </office:change-info>
          </text:insertion>
        </text:changed-region>
        <text:changed-region xml:id="ct42366832" text:id="ct42366832">
          <text:insertion>
            <office:change-info>
              <dc:creator>Unknown Author</dc:creator>
              <dc:date>2014-07-14T21:28:00</dc:date>
            </office:change-info>
          </text:insertion>
        </text:changed-region>
        <text:changed-region xml:id="ct41119488" text:id="ct41119488">
          <text:format-change>
            <office:change-info>
              <dc:creator>Autor desconocido</dc:creator>
              <dc:date>2016-04-19T21:22:00</dc:date>
            </office:change-info>
          </text:format-change>
        </text:changed-region>
        <text:changed-region xml:id="ct41121504" text:id="ct41121504">
          <text:insertion>
            <office:change-info>
              <dc:creator>Unknown Author</dc:creator>
              <dc:date>2014-07-14T21:28:00</dc:date>
            </office:change-info>
          </text:insertion>
        </text:changed-region>
        <text:changed-region xml:id="ct42362640" text:id="ct42362640">
          <text:format-change>
            <office:change-info>
              <dc:creator>Autor desconocido</dc:creator>
              <dc:date>2016-04-19T21:22:00</dc:date>
            </office:change-info>
          </text:format-change>
        </text:changed-region>
        <text:changed-region xml:id="ct43379200" text:id="ct43379200">
          <text:insertion>
            <office:change-info>
              <dc:creator>Unknown Author</dc:creator>
              <dc:date>2014-07-14T21:28:00</dc:date>
            </office:change-info>
          </text:insertion>
        </text:changed-region>
        <text:changed-region xml:id="ct41121728" text:id="ct41121728">
          <text:insertion>
            <office:change-info>
              <dc:creator>Unknown Author</dc:creator>
              <dc:date>2014-07-14T21:32:00</dc:date>
            </office:change-info>
          </text:insertion>
        </text:changed-region>
        <text:changed-region xml:id="ct41122368" text:id="ct41122368">
          <text:insertion>
            <office:change-info>
              <dc:creator>Unknown Author</dc:creator>
              <dc:date>2014-07-14T21:43:00</dc:date>
            </office:change-info>
          </text:insertion>
        </text:changed-region>
        <text:changed-region xml:id="ct41123424" text:id="ct41123424">
          <text:format-change>
            <office:change-info>
              <dc:creator>Autor desconocido</dc:creator>
              <dc:date>2016-04-19T21:22:00</dc:date>
            </office:change-info>
          </text:format-change>
        </text:changed-region>
        <text:changed-region xml:id="ct41123968" text:id="ct41123968">
          <text:insertion>
            <office:change-info>
              <dc:creator>Unknown Author</dc:creator>
              <dc:date>2014-07-14T21:43:00</dc:date>
            </office:change-info>
          </text:insertion>
        </text:changed-region>
        <text:changed-region xml:id="ct41125008" text:id="ct41125008">
          <text:insertion>
            <office:change-info>
              <dc:creator>Unknown Author</dc:creator>
              <dc:date>2014-07-14T21:33:00</dc:date>
            </office:change-info>
          </text:insertion>
        </text:changed-region>
        <text:changed-region xml:id="ct41127200" text:id="ct41127200">
          <text:format-change>
            <office:change-info>
              <dc:creator>Autor desconocido</dc:creator>
              <dc:date>2016-04-19T21:22:00</dc:date>
            </office:change-info>
          </text:format-change>
        </text:changed-region>
        <text:changed-region xml:id="ct41127744" text:id="ct41127744">
          <text:insertion>
            <office:change-info>
              <dc:creator>Unknown Author</dc:creator>
              <dc:date>2014-07-14T21:33:00</dc:date>
            </office:change-info>
          </text:insertion>
        </text:changed-region>
        <text:changed-region xml:id="ct41130672" text:id="ct41130672">
          <text:insertion>
            <office:change-info>
              <dc:creator>Autor desconocido</dc:creator>
              <dc:date>2014-09-15T21:22:00</dc:date>
            </office:change-info>
          </text:insertion>
        </text:changed-region>
        <text:changed-region xml:id="ct41130128" text:id="ct41130128">
          <text:insertion>
            <office:change-info>
              <dc:creator>Unknown Author</dc:creator>
              <dc:date>2014-07-14T21:33:00</dc:date>
            </office:change-info>
          </text:insertion>
        </text:changed-region>
        <text:changed-region xml:id="ct41133328" text:id="ct41133328">
          <text:format-change>
            <office:change-info>
              <dc:creator>Autor desconocido</dc:creator>
              <dc:date>2016-04-19T21:22:00</dc:date>
            </office:change-info>
          </text:format-change>
        </text:changed-region>
        <text:changed-region xml:id="ct41133552" text:id="ct41133552">
          <text:deletion>
            <office:change-info>
              <dc:creator>Autor desconocido</dc:creator>
              <dc:date>2016-04-21T17:13:00</dc:date>
            </office:change-info>
            <text:p text:style-name="P10">----Mostrar análisis de solgauss para mostrar que se utilizan los archivos coefg.tmp y cindg.tmp y una primera vista a la complicación de sus “bucles” de control.</text:p>
          </text:deletion>
        </text:changed-region>
        <text:changed-region xml:id="ct41133776" text:id="ct41133776">
          <text:format-change>
            <office:change-info>
              <dc:creator>Autor desconocido</dc:creator>
              <dc:date>2016-04-19T21:22:00</dc:date>
            </office:change-info>
          </text:format-change>
        </text:changed-region>
        <text:changed-region xml:id="ct41134000" text:id="ct41134000">
          <text:insertion>
            <office:change-info>
              <dc:creator>Unknown Author</dc:creator>
              <dc:date>2014-07-14T21:43:00</dc:date>
            </office:change-info>
          </text:insertion>
        </text:changed-region>
        <text:changed-region xml:id="ct43327168" text:id="ct43327168">
          <text:insertion>
            <office:change-info>
              <dc:creator>Unknown Author</dc:creator>
              <dc:date>2014-07-14T21:44:00</dc:date>
            </office:change-info>
          </text:insertion>
        </text:changed-region>
        <text:changed-region xml:id="ct41127968" text:id="ct41127968">
          <text:insertion>
            <office:change-info>
              <dc:creator>Unknown Author</dc:creator>
              <dc:date>2014-07-14T21:45:00</dc:date>
            </office:change-info>
          </text:insertion>
        </text:changed-region>
        <text:changed-region xml:id="ct43127648" text:id="ct43127648">
          <text:insertion>
            <office:change-info>
              <dc:creator>Unknown Author</dc:creator>
              <dc:date>2014-07-14T21:46:00</dc:date>
            </office:change-info>
          </text:insertion>
        </text:changed-region>
        <text:changed-region xml:id="ct43131552" text:id="ct43131552">
          <text:insertion>
            <office:change-info>
              <dc:creator>Autor desconocido</dc:creator>
              <dc:date>2014-09-15T21:30:00</dc:date>
            </office:change-info>
          </text:insertion>
        </text:changed-region>
        <text:changed-region xml:id="ct41123728" text:id="ct41123728">
          <text:insertion>
            <office:change-info>
              <dc:creator>Unknown Author</dc:creator>
              <dc:date>2014-07-14T21:46:00</dc:date>
            </office:change-info>
          </text:insertion>
        </text:changed-region>
        <text:changed-region xml:id="ct43128432" text:id="ct43128432">
          <text:insertion>
            <office:change-info>
              <dc:creator>Unknown Author</dc:creator>
              <dc:date>2014-07-14T21:48:00</dc:date>
            </office:change-info>
          </text:insertion>
        </text:changed-region>
        <text:changed-region xml:id="ct41126560" text:id="ct41126560">
          <text:insertion>
            <office:change-info>
              <dc:creator>Unknown Author</dc:creator>
              <dc:date>2014-07-14T21:49:00</dc:date>
            </office:change-info>
          </text:insertion>
        </text:changed-region>
        <text:changed-region xml:id="ct43392368" text:id="ct43392368">
          <text:insertion>
            <office:change-info>
              <dc:creator>Unknown Author</dc:creator>
              <dc:date>2014-07-14T21:51:00</dc:date>
            </office:change-info>
          </text:insertion>
        </text:changed-region>
        <text:changed-region xml:id="ct43129936" text:id="ct43129936">
          <text:insertion>
            <office:change-info>
              <dc:creator>Unknown Author</dc:creator>
              <dc:date>2014-07-14T21:52:00</dc:date>
            </office:change-info>
          </text:insertion>
        </text:changed-region>
        <text:changed-region xml:id="ct41132208" text:id="ct41132208">
          <text:insertion>
            <office:change-info>
              <dc:creator>Autor desconocido</dc:creator>
              <dc:date>2014-09-15T21:26:00</dc:date>
            </office:change-info>
          </text:insertion>
        </text:changed-region>
        <text:changed-region xml:id="ct41132432" text:id="ct41132432">
          <text:insertion>
            <office:change-info>
              <dc:creator>Unknown Author</dc:creator>
              <dc:date>2014-07-14T21:52:00</dc:date>
            </office:change-info>
          </text:insertion>
        </text:changed-region>
        <text:changed-region xml:id="ct41135264" text:id="ct41135264">
          <text:insertion>
            <office:change-info>
              <dc:creator>Autor desconocido</dc:creator>
              <dc:date>2014-09-15T21:26:00</dc:date>
            </office:change-info>
          </text:insertion>
        </text:changed-region>
        <text:changed-region xml:id="ct41128224" text:id="ct41128224">
          <text:insertion>
            <office:change-info>
              <dc:creator>Autor desconocido</dc:creator>
              <dc:date>2014-09-15T21:27:00</dc:date>
            </office:change-info>
          </text:insertion>
        </text:changed-region>
        <text:changed-region xml:id="ct41128448" text:id="ct41128448">
          <text:insertion>
            <office:change-info>
              <dc:creator>Unknown Author</dc:creator>
              <dc:date>2014-07-14T21:52:00</dc:date>
            </office:change-info>
          </text:insertion>
        </text:changed-region>
        <text:changed-region xml:id="ct41128672" text:id="ct41128672">
          <text:insertion>
            <office:change-info>
              <dc:creator>Autor desconocido</dc:creator>
              <dc:date>2014-09-15T21:27:00</dc:date>
            </office:change-info>
          </text:insertion>
        </text:changed-region>
        <text:changed-region xml:id="ct41123104" text:id="ct41123104">
          <text:insertion>
            <office:change-info>
              <dc:creator>Unknown Author</dc:creator>
              <dc:date>2014-07-14T21:52:00</dc:date>
            </office:change-info>
          </text:insertion>
        </text:changed-region>
        <text:changed-region xml:id="ct41134752" text:id="ct41134752">
          <text:insertion>
            <office:change-info>
              <dc:creator>Autor desconocido</dc:creator>
              <dc:date>2014-09-15T21:27:00</dc:date>
            </office:change-info>
          </text:insertion>
        </text:changed-region>
        <text:changed-region xml:id="ct41134976" text:id="ct41134976">
          <text:insertion>
            <office:change-info>
              <dc:creator>Unknown Author</dc:creator>
              <dc:date>2014-07-14T21:52:00</dc:date>
            </office:change-info>
          </text:insertion>
        </text:changed-region>
        <text:changed-region xml:id="ct41124192" text:id="ct41124192">
          <text:insertion>
            <office:change-info>
              <dc:creator>Autor desconocido</dc:creator>
              <dc:date>2014-09-15T21:27:00</dc:date>
            </office:change-info>
          </text:insertion>
        </text:changed-region>
        <text:changed-region xml:id="ct41125856" text:id="ct41125856">
          <text:insertion>
            <office:change-info>
              <dc:creator>Autor desconocido</dc:creator>
              <dc:date>2014-09-15T21:28:00</dc:date>
            </office:change-info>
          </text:insertion>
        </text:changed-region>
        <text:changed-region xml:id="ct41122592" text:id="ct41122592">
          <text:format-change>
            <office:change-info>
              <dc:creator>Autor desconocido</dc:creator>
              <dc:date>2016-04-19T21:22:00</dc:date>
            </office:change-info>
          </text:format-change>
        </text:changed-region>
        <text:changed-region xml:id="ct41122816" text:id="ct41122816">
          <text:insertion>
            <office:change-info>
              <dc:creator>Unknown Author</dc:creator>
              <dc:date>2014-07-14T21:53:00</dc:date>
            </office:change-info>
          </text:insertion>
        </text:changed-region>
        <text:changed-region xml:id="ct41134224" text:id="ct41134224">
          <text:insertion>
            <office:change-info>
              <dc:creator>Autor desconocido</dc:creator>
              <dc:date>2014-09-15T21:28:00</dc:date>
            </office:change-info>
          </text:insertion>
        </text:changed-region>
        <text:changed-region xml:id="ct43140256" text:id="ct43140256">
          <text:insertion>
            <office:change-info>
              <dc:creator>Unknown Author</dc:creator>
              <dc:date>2014-07-14T21:53:00</dc:date>
            </office:change-info>
          </text:insertion>
        </text:changed-region>
        <text:changed-region xml:id="ct43139472" text:id="ct43139472">
          <text:insertion>
            <office:change-info>
              <dc:creator>Autor desconocido</dc:creator>
              <dc:date>2014-09-15T21:28:00</dc:date>
            </office:change-info>
          </text:insertion>
        </text:changed-region>
        <text:changed-region xml:id="ct41134448" text:id="ct41134448">
          <text:insertion>
            <office:change-info>
              <dc:creator>Unknown Author</dc:creator>
              <dc:date>2014-07-14T21:53:00</dc:date>
            </office:change-info>
          </text:insertion>
        </text:changed-region>
        <text:changed-region xml:id="ct41124416" text:id="ct41124416">
          <text:format-change>
            <office:change-info>
              <dc:creator>Autor desconocido</dc:creator>
              <dc:date>2016-04-19T21:22:00</dc:date>
            </office:change-info>
          </text:format-change>
        </text:changed-region>
        <text:changed-region xml:id="ct43125296" text:id="ct43125296">
          <text:insertion>
            <office:change-info>
              <dc:creator>Autor desconocido</dc:creator>
              <dc:date>2014-09-15T21:31:00</dc:date>
            </office:change-info>
          </text:insertion>
        </text:changed-region>
        <text:changed-region xml:id="ct43132768" text:id="ct43132768">
          <text:insertion>
            <office:change-info>
              <dc:creator>Autor desconocido</dc:creator>
              <dc:date>2014-09-15T21:32:00</dc:date>
            </office:change-info>
          </text:insertion>
        </text:changed-region>
        <text:changed-region xml:id="ct43142608" text:id="ct43142608">
          <text:insertion>
            <office:change-info>
              <dc:creator>Autor desconocido</dc:creator>
              <dc:date>2014-09-15T21:33:00</dc:date>
            </office:change-info>
          </text:insertion>
        </text:changed-region>
        <text:changed-region xml:id="ct41127424" text:id="ct41127424">
          <text:insertion>
            <office:change-info>
              <dc:creator>Autor desconocido</dc:creator>
              <dc:date>2014-09-15T21:36:00</dc:date>
            </office:change-info>
          </text:insertion>
        </text:changed-region>
        <text:changed-region xml:id="ct43143392" text:id="ct43143392">
          <text:insertion>
            <office:change-info>
              <dc:creator>Autor desconocido</dc:creator>
              <dc:date>2014-09-15T21:37:00</dc:date>
            </office:change-info>
          </text:insertion>
        </text:changed-region>
        <text:changed-region xml:id="ct41125232" text:id="ct41125232">
          <text:insertion>
            <office:change-info>
              <dc:creator>Autor desconocido</dc:creator>
              <dc:date>2014-09-15T21:38:00</dc:date>
            </office:change-info>
          </text:insertion>
        </text:changed-region>
        <text:changed-region xml:id="ct43423776" text:id="ct43423776">
          <text:insertion>
            <office:change-info>
              <dc:creator>Autor desconocido</dc:creator>
              <dc:date>2014-09-15T21:40:00</dc:date>
            </office:change-info>
          </text:insertion>
        </text:changed-region>
        <text:changed-region xml:id="ct43424752" text:id="ct43424752">
          <text:insertion>
            <office:change-info>
              <dc:creator>Autor desconocido</dc:creator>
              <dc:date>2014-10-17T11:04:00</dc:date>
            </office:change-info>
          </text:insertion>
        </text:changed-region>
        <text:changed-region xml:id="ct43425696" text:id="ct43425696">
          <text:insertion>
            <office:change-info>
              <dc:creator>Autor desconocido</dc:creator>
              <dc:date>2014-09-15T21:40:00</dc:date>
            </office:change-info>
          </text:insertion>
        </text:changed-region>
        <text:changed-region xml:id="ct43428240" text:id="ct43428240">
          <text:insertion>
            <office:change-info>
              <dc:creator>Autor desconocido</dc:creator>
              <dc:date>2014-10-17T11:05:00</dc:date>
            </office:change-info>
          </text:insertion>
        </text:changed-region>
        <text:changed-region xml:id="ct43144960" text:id="ct43144960">
          <text:insertion>
            <office:change-info>
              <dc:creator>Autor desconocido</dc:creator>
              <dc:date>2014-09-15T21:40:00</dc:date>
            </office:change-info>
          </text:insertion>
        </text:changed-region>
        <text:changed-region xml:id="ct43427984" text:id="ct43427984">
          <text:format-change>
            <office:change-info>
              <dc:creator>Autor desconocido</dc:creator>
              <dc:date>2016-04-19T21:22:00</dc:date>
            </office:change-info>
          </text:format-change>
        </text:changed-region>
        <text:changed-region xml:id="ct43145744" text:id="ct43145744">
          <text:insertion>
            <office:change-info>
              <dc:creator>Autor desconocido</dc:creator>
              <dc:date>2014-09-23T19:31:00</dc:date>
            </office:change-info>
          </text:insertion>
        </text:changed-region>
        <text:changed-region xml:id="ct43423264" text:id="ct43423264">
          <text:insertion>
            <office:change-info>
              <dc:creator>Autor desconocido</dc:creator>
              <dc:date>2014-09-23T19:33:00</dc:date>
            </office:change-info>
          </text:insertion>
        </text:changed-region>
        <text:changed-region xml:id="ct43430544" text:id="ct43430544">
          <text:insertion>
            <office:change-info>
              <dc:creator>Autor desconocido</dc:creator>
              <dc:date>2014-09-23T19:34:00</dc:date>
            </office:change-info>
          </text:insertion>
        </text:changed-region>
        <text:changed-region xml:id="ct43431872" text:id="ct43431872">
          <text:insertion>
            <office:change-info>
              <dc:creator>Autor desconocido</dc:creator>
              <dc:date>2014-09-23T20:04:00</dc:date>
            </office:change-info>
          </text:insertion>
        </text:changed-region>
        <text:changed-region xml:id="ct43147312" text:id="ct43147312">
          <text:insertion>
            <office:change-info>
              <dc:creator>Autor desconocido</dc:creator>
              <dc:date>2014-09-23T20:22:00</dc:date>
            </office:change-info>
          </text:insertion>
        </text:changed-region>
        <text:changed-region xml:id="ct43418080" text:id="ct43418080">
          <text:insertion>
            <office:change-info>
              <dc:creator>Autor desconocido</dc:creator>
              <dc:date>2014-09-23T20:23:00</dc:date>
            </office:change-info>
          </text:insertion>
        </text:changed-region>
        <text:changed-region xml:id="ct43148880" text:id="ct43148880">
          <text:insertion>
            <office:change-info>
              <dc:creator>Autor desconocido</dc:creator>
              <dc:date>2014-09-23T20:24:00</dc:date>
            </office:change-info>
          </text:insertion>
        </text:changed-region>
        <text:changed-region xml:id="ct43146528" text:id="ct43146528">
          <text:insertion>
            <office:change-info>
              <dc:creator>Autor desconocido</dc:creator>
              <dc:date>2014-09-23T20:25:00</dc:date>
            </office:change-info>
          </text:insertion>
        </text:changed-region>
        <text:changed-region xml:id="ct43149664" text:id="ct43149664">
          <text:insertion>
            <office:change-info>
              <dc:creator>Autor desconocido</dc:creator>
              <dc:date>2014-10-17T11:18:00</dc:date>
            </office:change-info>
          </text:insertion>
        </text:changed-region>
        <text:changed-region xml:id="ct41421280" text:id="ct41421280">
          <text:format-change>
            <office:change-info>
              <dc:creator>Autor desconocido</dc:creator>
              <dc:date>2016-04-19T21:22:00</dc:date>
            </office:change-info>
          </text:format-change>
        </text:changed-region>
        <text:changed-region xml:id="ct41427568" text:id="ct41427568">
          <text:insertion>
            <office:change-info>
              <dc:creator>Autor desconocido</dc:creator>
              <dc:date>2014-10-17T11:18:00</dc:date>
            </office:change-info>
          </text:insertion>
        </text:changed-region>
        <text:changed-region xml:id="ct41427072" text:id="ct41427072">
          <text:insertion>
            <office:change-info>
              <dc:creator>Autor desconocido</dc:creator>
              <dc:date>2014-10-20T13:32:00</dc:date>
            </office:change-info>
          </text:insertion>
        </text:changed-region>
        <text:changed-region xml:id="ct41427792" text:id="ct41427792">
          <text:insertion>
            <office:change-info>
              <dc:creator>Autor desconocido</dc:creator>
              <dc:date>2014-10-17T11:18:00</dc:date>
            </office:change-info>
          </text:insertion>
        </text:changed-region>
        <text:changed-region xml:id="ct41296512" text:id="ct41296512">
          <text:insertion>
            <office:change-info>
              <dc:creator>Autor desconocido</dc:creator>
              <dc:date>2016-04-19T21:05:00</dc:date>
            </office:change-info>
          </text:insertion>
        </text:changed-region>
        <text:changed-region xml:id="ct41296736" text:id="ct41296736">
          <text:format-change>
            <office:change-info>
              <dc:creator>Autor desconocido</dc:creator>
              <dc:date>2016-04-19T21:22:00</dc:date>
            </office:change-info>
          </text:format-change>
        </text:changed-region>
        <text:changed-region xml:id="ct41132656" text:id="ct41132656">
          <text:insertion>
            <office:change-info>
              <dc:creator>Autor desconocido</dc:creator>
              <dc:date>2016-04-19T21:05:00</dc:date>
            </office:change-info>
          </text:insertion>
        </text:changed-region>
        <text:changed-region xml:id="ct41420880" text:id="ct41420880">
          <text:format-change>
            <office:change-info>
              <dc:creator>Autor desconocido</dc:creator>
              <dc:date>2016-04-19T21:22:00</dc:date>
            </office:change-info>
          </text:format-change>
        </text:changed-region>
        <text:changed-region xml:id="ct41433264" text:id="ct41433264">
          <text:insertion>
            <office:change-info>
              <dc:creator>Autor desconocido</dc:creator>
              <dc:date>2016-04-19T21:05:00</dc:date>
            </office:change-info>
          </text:insertion>
        </text:changed-region>
        <text:changed-region xml:id="ct41297920" text:id="ct41297920">
          <text:format-change>
            <office:change-info>
              <dc:creator>Autor desconocido</dc:creator>
              <dc:date>2016-04-19T21:22:00</dc:date>
            </office:change-info>
          </text:format-change>
        </text:changed-region>
        <text:changed-region xml:id="ct41298144" text:id="ct41298144">
          <text:insertion>
            <office:change-info>
              <dc:creator>Autor desconocido</dc:creator>
              <dc:date>2016-04-19T21:05:00</dc:date>
            </office:change-info>
          </text:insertion>
        </text:changed-region>
        <text:changed-region xml:id="ct41559744" text:id="ct41559744">
          <text:format-change>
            <office:change-info>
              <dc:creator>Autor desconocido</dc:creator>
              <dc:date>2016-04-19T21:22:00</dc:date>
            </office:change-info>
          </text:format-change>
        </text:changed-region>
        <text:changed-region xml:id="ct41559968" text:id="ct41559968">
          <text:insertion>
            <office:change-info>
              <dc:creator>Autor desconocido</dc:creator>
              <dc:date>2016-04-19T21:05:00</dc:date>
            </office:change-info>
          </text:insertion>
        </text:changed-region>
        <text:changed-region xml:id="ct41560192" text:id="ct41560192">
          <text:format-change>
            <office:change-info>
              <dc:creator>Autor desconocido</dc:creator>
              <dc:date>2016-04-19T21:22:00</dc:date>
            </office:change-info>
          </text:format-change>
        </text:changed-region>
        <text:changed-region xml:id="ct41560416" text:id="ct41560416">
          <text:insertion>
            <office:change-info>
              <dc:creator>Autor desconocido</dc:creator>
              <dc:date>2016-04-19T21:05:00</dc:date>
            </office:change-info>
          </text:insertion>
        </text:changed-region>
        <text:changed-region xml:id="ct41433808" text:id="ct41433808">
          <text:format-change>
            <office:change-info>
              <dc:creator>Autor desconocido</dc:creator>
              <dc:date>2016-04-19T21:22:00</dc:date>
            </office:change-info>
          </text:format-change>
        </text:changed-region>
        <text:changed-region xml:id="ct41300240" text:id="ct41300240">
          <text:insertion>
            <office:change-info>
              <dc:creator>Autor desconocido</dc:creator>
              <dc:date>2016-04-19T21:05:00</dc:date>
            </office:change-info>
          </text:insertion>
        </text:changed-region>
        <text:changed-region xml:id="ct41132880" text:id="ct41132880">
          <text:format-change>
            <office:change-info>
              <dc:creator>Autor desconocido</dc:creator>
              <dc:date>2016-04-19T21:22:00</dc:date>
            </office:change-info>
          </text:format-change>
        </text:changed-region>
        <text:changed-region xml:id="ct41297616" text:id="ct41297616">
          <text:insertion>
            <office:change-info>
              <dc:creator>Autor desconocido</dc:creator>
              <dc:date>2016-04-19T21:05:00</dc:date>
            </office:change-info>
          </text:insertion>
        </text:changed-region>
        <text:changed-region xml:id="ct41297056" text:id="ct41297056">
          <text:format-change>
            <office:change-info>
              <dc:creator>Autor desconocido</dc:creator>
              <dc:date>2016-04-19T21:22:00</dc:date>
            </office:change-info>
          </text:format-change>
        </text:changed-region>
        <text:changed-region xml:id="ct41560864" text:id="ct41560864">
          <text:insertion>
            <office:change-info>
              <dc:creator>Autor desconocido</dc:creator>
              <dc:date>2016-04-19T21:05:00</dc:date>
            </office:change-info>
          </text:insertion>
        </text:changed-region>
        <text:changed-region xml:id="ct41561088" text:id="ct41561088">
          <text:format-change>
            <office:change-info>
              <dc:creator>Autor desconocido</dc:creator>
              <dc:date>2016-04-19T21:22:00</dc:date>
            </office:change-info>
          </text:format-change>
        </text:changed-region>
        <text:changed-region xml:id="ct41298624" text:id="ct41298624">
          <text:insertion>
            <office:change-info>
              <dc:creator>Autor desconocido</dc:creator>
              <dc:date>2014-10-17T11:18:00</dc:date>
            </office:change-info>
          </text:insertion>
        </text:changed-region>
        <text:changed-region xml:id="ct43154368" text:id="ct43154368">
          <text:insertion>
            <office:change-info>
              <dc:creator>Autor desconocido</dc:creator>
              <dc:date>2014-10-20T14:39:00</dc:date>
            </office:change-info>
          </text:insertion>
        </text:changed-region>
        <text:changed-region xml:id="ct41561552" text:id="ct41561552">
          <text:insertion>
            <office:change-info>
              <dc:creator>Autor desconocido</dc:creator>
              <dc:date>2016-04-19T20:47:00</dc:date>
            </office:change-info>
          </text:insertion>
        </text:changed-region>
        <text:changed-region xml:id="ct41300704" text:id="ct41300704">
          <text:insertion>
            <office:change-info>
              <dc:creator>Autor desconocido</dc:creator>
              <dc:date>2016-04-19T20:52:00</dc:date>
            </office:change-info>
          </text:insertion>
        </text:changed-region>
        <text:changed-region xml:id="ct41300480" text:id="ct41300480">
          <text:insertion>
            <office:change-info>
              <dc:creator>Autor desconocido</dc:creator>
              <dc:date>2016-04-19T20:53:00</dc:date>
            </office:change-info>
          </text:insertion>
        </text:changed-region>
        <text:changed-region xml:id="ct43292992" text:id="ct43292992">
          <text:insertion>
            <office:change-info>
              <dc:creator>Autor desconocido</dc:creator>
              <dc:date>2016-04-19T20:54:00</dc:date>
            </office:change-info>
          </text:insertion>
        </text:changed-region>
        <text:changed-region xml:id="ct41305984" text:id="ct41305984">
          <text:insertion>
            <office:change-info>
              <dc:creator>Autor desconocido</dc:creator>
              <dc:date>2016-04-19T20:55:00</dc:date>
            </office:change-info>
          </text:insertion>
        </text:changed-region>
        <text:changed-region xml:id="ct43292640" text:id="ct43292640">
          <text:insertion>
            <office:change-info>
              <dc:creator>Autor desconocido</dc:creator>
              <dc:date>2016-04-19T20:57:00</dc:date>
            </office:change-info>
          </text:insertion>
        </text:changed-region>
        <text:changed-region xml:id="ct43293696" text:id="ct43293696">
          <text:insertion>
            <office:change-info>
              <dc:creator>Autor desconocido</dc:creator>
              <dc:date>2016-04-19T20:58:00</dc:date>
            </office:change-info>
          </text:insertion>
        </text:changed-region>
        <text:changed-region xml:id="ct41305232" text:id="ct41305232">
          <text:insertion>
            <office:change-info>
              <dc:creator>Autor desconocido</dc:creator>
              <dc:date>2016-04-19T20:59:00</dc:date>
            </office:change-info>
          </text:insertion>
        </text:changed-region>
        <text:changed-region xml:id="ct41298848" text:id="ct41298848">
          <text:insertion>
            <office:change-info>
              <dc:creator>Autor desconocido</dc:creator>
              <dc:date>2016-04-19T21:01:00</dc:date>
            </office:change-info>
          </text:insertion>
        </text:changed-region>
        <text:changed-region xml:id="ct43294752" text:id="ct43294752">
          <text:insertion>
            <office:change-info>
              <dc:creator>Autor desconocido</dc:creator>
              <dc:date>2016-04-19T21:05:00</dc:date>
            </office:change-info>
          </text:insertion>
        </text:changed-region>
        <text:changed-region xml:id="ct41300016" text:id="ct41300016">
          <text:insertion>
            <office:change-info>
              <dc:creator>Autor desconocido</dc:creator>
              <dc:date>2016-04-19T21:06:00</dc:date>
            </office:change-info>
          </text:insertion>
        </text:changed-region>
        <text:changed-region xml:id="ct41304576" text:id="ct41304576">
          <text:insertion>
            <office:change-info>
              <dc:creator>Autor desconocido</dc:creator>
              <dc:date>2016-04-19T21:07:00</dc:date>
            </office:change-info>
          </text:insertion>
        </text:changed-region>
        <text:changed-region xml:id="ct41303856" text:id="ct41303856">
          <text:insertion>
            <office:change-info>
              <dc:creator>Autor desconocido</dc:creator>
              <dc:date>2016-04-19T21:19:00</dc:date>
            </office:change-info>
          </text:insertion>
        </text:changed-region>
        <text:changed-region xml:id="ct41304080" text:id="ct41304080">
          <text:insertion>
            <office:change-info>
              <dc:creator>Autor desconocido</dc:creator>
              <dc:date>2016-04-19T21:20:00</dc:date>
            </office:change-info>
          </text:insertion>
        </text:changed-region>
        <text:changed-region xml:id="ct41299504" text:id="ct41299504">
          <text:insertion>
            <office:change-info>
              <dc:creator>Autor desconocido</dc:creator>
              <dc:date>2016-04-19T21:21:00</dc:date>
            </office:change-info>
          </text:insertion>
        </text:changed-region>
        <text:changed-region xml:id="ct41299728" text:id="ct41299728">
          <text:insertion>
            <office:change-info>
              <dc:creator>Autor desconocido</dc:creator>
              <dc:date>2016-04-19T21:24:00</dc:date>
            </office:change-info>
          </text:insertion>
        </text:changed-region>
        <text:changed-region xml:id="ct41303248" text:id="ct41303248">
          <text:insertion>
            <office:change-info>
              <dc:creator>Autor desconocido</dc:creator>
              <dc:date>2016-04-19T21:25:00</dc:date>
            </office:change-info>
          </text:insertion>
        </text:changed-region>
        <text:changed-region xml:id="ct41301856" text:id="ct41301856">
          <text:insertion>
            <office:change-info>
              <dc:creator>Autor desconocido</dc:creator>
              <dc:date>2016-04-19T21:27:00</dc:date>
            </office:change-info>
          </text:insertion>
        </text:changed-region>
        <text:changed-region xml:id="ct43298624" text:id="ct43298624">
          <text:insertion>
            <office:change-info>
              <dc:creator>Autor desconocido</dc:creator>
              <dc:date>2016-04-19T21:28:00</dc:date>
            </office:change-info>
          </text:insertion>
        </text:changed-region>
        <text:changed-region xml:id="ct43298976" text:id="ct43298976">
          <text:insertion>
            <office:change-info>
              <dc:creator>Autor desconocido</dc:creator>
              <dc:date>2016-04-19T21:29:00</dc:date>
            </office:change-info>
          </text:insertion>
        </text:changed-region>
        <text:changed-region xml:id="ct43299328" text:id="ct43299328">
          <text:insertion>
            <office:change-info>
              <dc:creator>Autor desconocido</dc:creator>
              <dc:date>2016-04-19T21:30:00</dc:date>
            </office:change-info>
          </text:insertion>
        </text:changed-region>
        <text:changed-region xml:id="ct41309200" text:id="ct41309200">
          <text:insertion>
            <office:change-info>
              <dc:creator>Autor desconocido</dc:creator>
              <dc:date>2016-04-19T21:31:00</dc:date>
            </office:change-info>
          </text:insertion>
        </text:changed-region>
        <text:changed-region xml:id="ct43299680" text:id="ct43299680">
          <text:insertion>
            <office:change-info>
              <dc:creator>Autor desconocido</dc:creator>
              <dc:date>2016-04-20T22:05:00</dc:date>
            </office:change-info>
          </text:insertion>
        </text:changed-region>
        <text:changed-region xml:id="ct41313312" text:id="ct41313312">
          <text:insertion>
            <office:change-info>
              <dc:creator>Autor desconocido</dc:creator>
              <dc:date>2016-04-20T22:06:00</dc:date>
            </office:change-info>
          </text:insertion>
        </text:changed-region>
        <text:changed-region xml:id="ct41319808" text:id="ct41319808">
          <text:insertion>
            <office:change-info>
              <dc:creator>Autor desconocido</dc:creator>
              <dc:date>2016-04-20T22:07:00</dc:date>
            </office:change-info>
          </text:insertion>
        </text:changed-region>
        <text:changed-region xml:id="ct41319440" text:id="ct41319440">
          <text:insertion>
            <office:change-info>
              <dc:creator>Autor desconocido</dc:creator>
              <dc:date>2016-04-20T23:23:00</dc:date>
            </office:change-info>
          </text:insertion>
        </text:changed-region>
        <text:changed-region xml:id="ct69317248" text:id="ct69317248">
          <text:insertion>
            <office:change-info>
              <dc:creator>Autor desconocido</dc:creator>
              <dc:date>2016-04-21T21:20:00</dc:date>
            </office:change-info>
          </text:insertion>
        </text:changed-region>
        <text:changed-region xml:id="ct60186000" text:id="ct60186000">
          <text:insertion>
            <office:change-info>
              <dc:creator>Autor desconocido</dc:creator>
              <dc:date>2016-04-21T21:22:00</dc:date>
            </office:change-info>
          </text:insertion>
        </text:changed-region>
        <text:changed-region xml:id="ct45476832" text:id="ct45476832">
          <text:insertion>
            <office:change-info>
              <dc:creator>Autor desconocido</dc:creator>
              <dc:date>2016-04-21T21:23:00</dc:date>
            </office:change-info>
          </text:insertion>
        </text:changed-region>
        <text:changed-region xml:id="ct69041424" text:id="ct69041424">
          <text:insertion>
            <office:change-info>
              <dc:creator>Autor desconocido</dc:creator>
              <dc:date>2016-04-21T21:24:00</dc:date>
            </office:change-info>
          </text:insertion>
        </text:changed-region>
        <text:changed-region xml:id="ct60767952" text:id="ct60767952">
          <text:insertion>
            <office:change-info>
              <dc:creator>Autor desconocido</dc:creator>
              <dc:date>2016-04-21T21:25:00</dc:date>
            </office:change-info>
          </text:insertion>
        </text:changed-region>
        <text:changed-region xml:id="ct40564560" text:id="ct40564560">
          <text:insertion>
            <office:change-info>
              <dc:creator>Autor desconocido</dc:creator>
              <dc:date>2016-04-21T21:28:00</dc:date>
            </office:change-info>
          </text:insertion>
        </text:changed-region>
        <text:changed-region xml:id="ct60742240" text:id="ct60742240">
          <text:insertion>
            <office:change-info>
              <dc:creator>Autor desconocido</dc:creator>
              <dc:date>2016-04-21T21:29:00</dc:date>
            </office:change-info>
          </text:insertion>
        </text:changed-region>
        <text:changed-region xml:id="ct61231296" text:id="ct61231296">
          <text:insertion>
            <office:change-info>
              <dc:creator>Autor desconocido</dc:creator>
              <dc:date>2016-04-21T21:32:00</dc:date>
            </office:change-info>
          </text:insertion>
        </text:changed-region>
        <text:changed-region xml:id="ct48881520" text:id="ct48881520">
          <text:insertion>
            <office:change-info>
              <dc:creator>Autor desconocido</dc:creator>
              <dc:date>2016-04-21T21:50:00</dc:date>
            </office:change-info>
          </text:insertion>
        </text:changed-region>
        <text:changed-region xml:id="ct47650944" text:id="ct47650944">
          <text:insertion>
            <office:change-info>
              <dc:creator>Autor desconocido</dc:creator>
              <dc:date>2016-04-21T21:34:00</dc:date>
            </office:change-info>
          </text:insertion>
        </text:changed-region>
        <text:changed-region xml:id="ct69436752" text:id="ct69436752">
          <text:insertion>
            <office:change-info>
              <dc:creator>Autor desconocido</dc:creator>
              <dc:date>2016-04-21T21:35:00</dc:date>
            </office:change-info>
          </text:insertion>
        </text:changed-region>
        <text:changed-region xml:id="ct48710128" text:id="ct48710128">
          <text:insertion>
            <office:change-info>
              <dc:creator>Autor desconocido</dc:creator>
              <dc:date>2016-04-21T21:36:00</dc:date>
            </office:change-info>
          </text:insertion>
        </text:changed-region>
        <text:changed-region xml:id="ct47193808" text:id="ct47193808">
          <text:insertion>
            <office:change-info>
              <dc:creator>Autor desconocido</dc:creator>
              <dc:date>2016-04-21T21:37:00</dc:date>
            </office:change-info>
          </text:insertion>
        </text:changed-region>
        <text:changed-region xml:id="ct62193728" text:id="ct62193728">
          <text:insertion>
            <office:change-info>
              <dc:creator>Autor desconocido</dc:creator>
              <dc:date>2016-04-21T21:38:00</dc:date>
            </office:change-info>
          </text:insertion>
        </text:changed-region>
        <text:changed-region xml:id="ct42983936" text:id="ct42983936">
          <text:insertion>
            <office:change-info>
              <dc:creator>Autor desconocido</dc:creator>
              <dc:date>2016-04-21T21:39:00</dc:date>
            </office:change-info>
          </text:insertion>
        </text:changed-region>
        <text:changed-region xml:id="ct62362656" text:id="ct62362656">
          <text:insertion>
            <office:change-info>
              <dc:creator>Autor desconocido</dc:creator>
              <dc:date>2016-04-21T21:40:00</dc:date>
            </office:change-info>
          </text:insertion>
        </text:changed-region>
        <text:changed-region xml:id="ct62263008" text:id="ct62263008">
          <text:insertion>
            <office:change-info>
              <dc:creator>Autor desconocido</dc:creator>
              <dc:date>2016-04-21T21:41:00</dc:date>
            </office:change-info>
          </text:insertion>
        </text:changed-region>
        <text:changed-region xml:id="ct62273360" text:id="ct62273360">
          <text:insertion>
            <office:change-info>
              <dc:creator>Autor desconocido</dc:creator>
              <dc:date>2016-04-21T21:42:00</dc:date>
            </office:change-info>
          </text:insertion>
        </text:changed-region>
        <text:changed-region xml:id="ct68792992" text:id="ct68792992">
          <text:insertion>
            <office:change-info>
              <dc:creator>Autor desconocido</dc:creator>
              <dc:date>2016-04-21T21:43:00</dc:date>
            </office:change-info>
          </text:insertion>
        </text:changed-region>
        <text:changed-region xml:id="ct61189952" text:id="ct61189952">
          <text:insertion>
            <office:change-info>
              <dc:creator>Autor desconocido</dc:creator>
              <dc:date>2016-04-21T21:44:00</dc:date>
            </office:change-info>
          </text:insertion>
        </text:changed-region>
        <text:changed-region xml:id="ct62554432" text:id="ct62554432">
          <text:insertion>
            <office:change-info>
              <dc:creator>Autor desconocido</dc:creator>
              <dc:date>2016-04-21T21:45:00</dc:date>
            </office:change-info>
          </text:insertion>
        </text:changed-region>
        <text:changed-region xml:id="ct62185696" text:id="ct62185696">
          <text:insertion>
            <office:change-info>
              <dc:creator>Autor desconocido</dc:creator>
              <dc:date>2016-04-21T21:46:00</dc:date>
            </office:change-info>
          </text:insertion>
        </text:changed-region>
        <text:changed-region xml:id="ct62350512" text:id="ct62350512">
          <text:insertion>
            <office:change-info>
              <dc:creator>Autor desconocido</dc:creator>
              <dc:date>2016-04-21T21:47:00</dc:date>
            </office:change-info>
          </text:insertion>
        </text:changed-region>
        <text:changed-region xml:id="ct61079616" text:id="ct61079616">
          <text:insertion>
            <office:change-info>
              <dc:creator>Autor desconocido</dc:creator>
              <dc:date>2016-04-21T21:49:00</dc:date>
            </office:change-info>
          </text:insertion>
        </text:changed-region>
        <text:changed-region xml:id="ct61447152" text:id="ct61447152">
          <text:insertion>
            <office:change-info>
              <dc:creator>Autor desconocido</dc:creator>
              <dc:date>2016-04-21T21:50:00</dc:date>
            </office:change-info>
          </text:insertion>
        </text:changed-region>
        <text:changed-region xml:id="ct60777264" text:id="ct60777264">
          <text:insertion>
            <office:change-info>
              <dc:creator>Autor desconocido</dc:creator>
              <dc:date>2016-04-21T21:51:00</dc:date>
            </office:change-info>
          </text:insertion>
        </text:changed-region>
        <text:changed-region xml:id="ct62183904" text:id="ct62183904">
          <text:insertion>
            <office:change-info>
              <dc:creator>Autor desconocido</dc:creator>
              <dc:date>2016-04-21T21:52:00</dc:date>
            </office:change-info>
          </text:insertion>
        </text:changed-region>
        <text:changed-region xml:id="ct61272160" text:id="ct61272160">
          <text:insertion>
            <office:change-info>
              <dc:creator>Autor desconocido</dc:creator>
              <dc:date>2016-04-21T21:53:00</dc:date>
            </office:change-info>
          </text:insertion>
        </text:changed-region>
        <text:changed-region xml:id="ct62291568" text:id="ct62291568">
          <text:insertion>
            <office:change-info>
              <dc:creator>Autor desconocido</dc:creator>
              <dc:date>2016-04-21T21:54:00</dc:date>
            </office:change-info>
          </text:insertion>
        </text:changed-region>
        <text:changed-region xml:id="ct62345296" text:id="ct62345296">
          <text:insertion>
            <office:change-info>
              <dc:creator>Autor desconocido</dc:creator>
              <dc:date>2016-04-21T21:56:00</dc:date>
            </office:change-info>
          </text:insertion>
        </text:changed-region>
        <text:changed-region xml:id="ct67741760" text:id="ct67741760">
          <text:insertion>
            <office:change-info>
              <dc:creator>Autor desconocido</dc:creator>
              <dc:date>2016-04-21T21:57:00</dc:date>
            </office:change-info>
          </text:insertion>
        </text:changed-region>
        <text:changed-region xml:id="ct60487088" text:id="ct60487088">
          <text:insertion>
            <office:change-info>
              <dc:creator>Autor desconocido</dc:creator>
              <dc:date>2016-04-21T21:58:00</dc:date>
            </office:change-info>
          </text:insertion>
        </text:changed-region>
        <text:changed-region xml:id="ct62258320" text:id="ct62258320">
          <text:insertion>
            <office:change-info>
              <dc:creator>Autor desconocido</dc:creator>
              <dc:date>2016-04-21T21:48:00</dc:date>
            </office:change-info>
          </text:insertion>
        </text:changed-region>
        <text:changed-region xml:id="ct60250272" text:id="ct60250272">
          <text:insertion>
            <office:change-info>
              <dc:creator>Autor desconocido</dc:creator>
              <dc:date>2016-04-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text:change-start text:change-id="ct43327968"/>CAPITULO 3</text:h>
      <text:p text:style-name="P18"/>
      <text:p text:style-name="P18"><text:span text:style-name="T3">O</text:span>ptimización e implementación de multiprocesamiento <text:span text:style-name="T3">con OpenMP</text:span> <text:span text:style-name="T3">en Fortran </text:span>para una aplicación legacy de Dinámica de Fluidos.</text:p>
      <text:p text:style-name="P18"/>
      <text:h text:style-name="P172" text:outline-level="2">3.1 Introducción</text:h>
      <text:p text:style-name="P19"/>
      <text:p text:style-name="P20">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21">La elección del lenguaje Fortran es debido a que el usuario de la aplicación utilizada es también su creador, de manera que para hacer lo mas transparente posible el cambio se decide no alterar este aspecto del programa.</text:p>
      <text:p text:style-name="P22">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end text:change-id="ct43327968"/><text:change-start text:change-id="ct43302944"/></text:p>
      <text:p text:style-name="P1"><text:change-end text:change-id="ct43302944"/><text:change text:change-id="ct43320016"/><text:change-start text:change-id="ct43334496"/><text:s/><text:span text:style-name="T38">Ya agregado como sección en capitulo 2.</text:span><text:change-end text:change-id="ct43334496"/><text:change-start text:change-id="ct43329376"/></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end text:change-id="ct43329376"/><text:change text:change-id="ct43334720"/><text:change-start text:change-id="ct43336608"/><text:span text:style-name="T25">una herramienta de perfilado (PARTICULARIZAR LO MAS TARDE POSIBLE) </text:span><text:change-end text:change-id="ct43336608"/><text:change-start text:change-id="ct43335216"/>con la cual <text:change-end text:change-id="ct43335216"/><text:change text:change-id="ct43337168"/><text:change-start text:change-id="ct43338160"/><text:span text:style-name="T25">identificaremos </text:span><text:change-end text:change-id="ct43338160"/><text:change-start text:change-id="ct43329600"/>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end text:change-id="ct43329600"/><text:change text:change-id="ct43332448"/><text:change-start text:change-id="ct43073552"/></text:p>
      <text:p text:style-name="P19"/>
      <text:h text:style-name="P172" text:outline-level="2">3.<text:span text:style-name="T4">2</text:span> Análisis de la aplicación.</text:h>
      <text:p text:style-name="P19"/>
      <text:p text:style-name="P23">-Vista inicial</text:p>
      <text:p text:style-name="P5">Lo primero que <text:span text:style-name="T1">haremos es analizar la aplicación para poder proceder con la optimización de la misma y su paralelización. Como </text:span><text:change-end text:change-id="ct43073552"/><text:change-start text:change-id="ct43328912"/><text:span text:style-name="T1">se </text:span><text:change-end text:change-id="ct43328912"/><text:change-start text:change-id="ct43339664"/><text:span text:style-name="T1">explicó </text:span><text:change-end text:change-id="ct43339664"/><text:change text:change-id="ct43340864"/><text:change-start text:change-id="ct43341568"/><text:span text:style-name="T1"><text:s/>en la sección 2.5</text:span><text:change-end text:change-id="ct43341568"/><text:change-start text:change-id="ct43341344"/><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text:span><text:soft-page-break/><text:span text:style-name="T1">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24">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2">análisis</text:span> propiamente dicho de la aplicación. </text:p>
      <text:p text:style-name="P25">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6">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end text:change-id="ct43341344"/><text:change text:change-id="ct43347136"/><text:change-start text:change-id="ct43078480"/><text:span text:style-name="T38">que los defina</text:span><text:change-end text:change-id="ct43078480"/><text:change-start text:change-id="ct43346608"/>, algo que sería mas adecuado para el tratamiento de dichos valores y para tener un código mas limpio; <text:span text:style-name="T38">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5"/>
      <text:h text:style-name="P171" text:outline-level="3"><text:span text:style-name="T10">3.2.1 </text:span>Análisis de <text:span text:style-name="T39">perfilado:</text:span> gprof</text:h>
      <text:p text:style-name="P7">Previo a comenzar la optimización lineal realizamos análisis de la aplicación con <text:change-end text:change-id="ct43346608"/><text:change-start text:change-id="ct43343024"/><text:span text:style-name="T39">la herramienta de perfilado </text:span><text:change-end text:change-id="ct43343024"/><text:change-start text:change-id="ct43345728"/>gprof<text:change-end text:change-id="ct43345728"/><text:change-start text:change-id="ct43345472"/>,<text:change-end text:change-id="ct43345472"/><text:change-start text:change-id="ct43346832"/> para poder comparar los principales puntos de consumo de tiempo previo a la optimización lineal y luego de la misma<text:change-end text:change-id="ct43346832"/><text:change-start text:change-id="ct43336832"/>,<text:change-end text:change-id="ct43336832"/><text:change-start text:change-id="ct43098528"/> y ver si <text:change-end text:change-id="ct43098528"/><text:change text:change-id="ct43354720"/><text:change-start text:change-id="ct43103968"/><text:s/>la tendencia de <text:change-end text:change-id="ct43103968"/><text:change text:change-id="ct43104272"/><text:change-start text:change-id="ct43354256"/><text:span text:style-name="T40">a que </text:span><text:change-end text:change-id="ct43354256"/><text:change-start text:change-id="ct43354480"/>rutina seleccionar para paralelización<text:change-end text:change-id="ct43354480"/><text:change-start text:change-id="ct43359456"/> <text:span text:style-name="T40">se mantiene</text:span><text:change-end text:change-id="ct43359456"/><text:change-start text:change-id="ct43319648"/>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126"><text:span text:style-name="T8">Agregar imagen 3.x</text:span><text:change-end text:change-id="ct43319648"/><text:change-start text:change-id="ct43360208"/><text:span text:style-name="T8"> (Dropbox/Tesis/andres_scripts/tesis/oso_fortran/salida.gprof)</text:span><text:change-end text:change-id="ct43360208"/><text:change-start text:change-id="ct43353696"/></text:p>
      <text:p text:style-name="P23"/>
      <text:p text:style-name="P27">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28"><text:change-end text:change-id="ct43353696"/><text:change-start text:change-id="ct43343840"/>La <text:change-end text:change-id="ct43343840"/><text:change-start text:change-id="ct43362256"/>salida de la imagen 3.x fue obtenida de un equipo equipado con un procesador AMD con 4 <text:change-end text:change-id="ct43362256"/><text:change-start text:change-id="ct43360624"/>núcleos<text:change-end text:change-id="ct43360624"/><text:change-start text:change-id="ct43362480"/> <text:change-end text:change-id="ct43362480"/><text:change-start text:change-id="ct43362704"/>sobre un hardware estandar. <text:change-end text:change-id="ct43362704"/><text:change-start text:change-id="ct43110064"/>Si realizamos el mismo análisis sobre un procesador Intel dos generaciones mas moderno <text:change-end text:change-id="ct43110064"/><text:change-start text:change-id="ct43110848"/>con la misma cantidad de núcleos pero el doble de hilos de ejecución, obtenemos lo mostrado en la figura 3.x1:</text:p>
      <text:p text:style-name="P28"/>
      <text:p text:style-name="P127"><text:soft-page-break/>Agregar imagen 3.x1 (tesis/oldone/omg2k14gprof)</text:p>
      <text:p text:style-name="P16"/>
      <text:p text:style-name="P29"><text:change-end text:change-id="ct43110848"/><text:change-start text:change-id="ct43105120"/>Podemos ver que, si bien los tiempos mejoraron notablemente, la tendencia del programa es aún que su rutína de mas peso sea “estela” seguida por “solgauss” casí en el mismo porcentaje, 7<text:change-end text:change-id="ct43105120"/><text:change-start text:change-id="ct43111632"/>4,26% y 16,84% respectivamente.<text:change-end text:change-id="ct43111632"/><text:change-start text:change-id="ct43108128"/></text:p>
      <text:p text:style-name="P23"/>
      <text:p text:style-name="P91">-Selección estrategia de optimización</text:p>
      <text:p text:style-name="P30">Según el siguiente gráfico de <text:span text:style-name="T1">Garg y Sharapov [ref Techniques for Optimizing Apps: HPC] </text:span></text:p>
      <text:p text:style-name="P30"/>
      <text:p text:style-name="P30"><text:tab/><text:tab/><text:tab/><text:tab/>imagen 3.x del pdf de estos muchachos <text:span text:style-name="T11">(figura 1-1, hoja 51 del pdf)</text:span></text:p>
      <text:p text:style-name="P30"/>
      <text:p text:style-name="P30">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31">En las siguientes secciones veremos como realizamos estas dos etapas del proceso para obtener nuestra aplicación de estudio optimizada paralelamente.</text:p>
      <text:p text:style-name="P19"/>
      <text:h text:style-name="P172" text:outline-level="2">3.<text:span text:style-name="T4">3</text:span> Optimización lineal del código Fortran.</text:h>
      <text:p text:style-name="P32">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text:change-end text:change-id="ct43108128"/><text:change-start text:change-id="ct43112416"/>,<text:change-end text:change-id="ct43112416"/><text:change-start text:change-id="ct43372304"/>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33"/>
      <text:h text:style-name="P171" text:outline-level="3">3.3.1 Análisis del acceso a datos de la aplicación</text:h>
      <text:p text:style-name="P33">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33"/>
      <text:p text:style-name="P128">h4ndr3s@gondolin:~/pruebas/oldone$ ls</text:p>
      <text:p text:style-name="P128">alfa.txt <text:s text:c="3"/><text:tab/>cp2.txt <text:s text:c="5"/><text:tab/>integ1.txt <text:s text:c="8"/><text:tab/><text:tab/>vel02int.txt</text:p>
      <text:p text:style-name="P128">arco.txt <text:s text:c="3"/><text:tab/>cpei.plt <text:s text:c="4"/><text:tab/>integ2.txt <text:s text:c="8"/><text:tab/><text:tab/>vel02pvn.txt</text:p>
      <text:p text:style-name="P128">cindg.tmp <text:s text:c="2"/><text:tab/>cpei.txt <text:s text:c="4"/><text:tab/>invisidos2fin.for <text:s/><text:tab/>velcapae.txt</text:p>
      <text:p text:style-name="P128">circo.txt <text:s text:c="2"/><text:tab/>cr.txt <text:s text:c="6"/><text:tab/>invisidosExe* <text:s text:c="10"/><text:tab/>velcapai.txt</text:p>
      <text:p text:style-name="P128">cix1.tmp <text:s text:c="3"/><text:tab/>entvis2f.in <text:s/><text:tab/>invisidosExegprof <text:s text:c="4"/><text:tab/>velindad.plt</text:p>
      <text:p text:style-name="P128">cix2.tmp <text:s text:c="3"/><text:tab/>estel1.txt <text:s text:c="2"/><text:tab/>palas.plt <text:s text:c="9"/><text:tab/><text:tab/>velindad.txt</text:p>
      <text:p text:style-name="P128"><text:soft-page-break/>ciy1.tmp <text:s text:c="3"/><text:tab/>estel2.txt <text:s text:c="2"/><text:tab/>palest.plt <text:s text:c="8"/><text:tab/><text:tab/>velpotad.txt</text:p>
      <text:p text:style-name="P128">ciy2.tmp <text:s text:c="3"/><text:tab/>estel3.txt <text:s text:c="2"/><text:tab/>panel.plt <text:s text:c="9"/><text:tab/><text:tab/>velresad.plt</text:p>
      <text:p text:style-name="P128">ciz1.tmp <text:s text:c="3"/><text:tab/>fuerza.plt <text:s text:c="2"/><text:tab/>panel.txt <text:s text:c="9"/><text:tab/><text:tab/>veltotal.txt</text:p>
      <text:p text:style-name="P128">ciz2.tmp <text:s text:c="3"/><text:tab/>fzas.txt <text:s text:c="4"/><text:tab/>pres.plt <text:s text:c="10"/><text:tab/><text:tab/>velxyz.txt</text:p>
      <text:p text:style-name="P128">co.txt <text:s text:c="5"/><text:tab/>gama.txt <text:s text:c="4"/><text:tab/>salida2.out <text:s text:c="7"/><text:tab/><text:tab/>vix.txt</text:p>
      <text:p text:style-name="P128">coefg.tmp <text:s text:c="2"/><text:tab/>gdifo.out <text:s text:c="3"/><text:tab/>subr.out <text:s text:c="10"/><text:tab/><text:tab/>viy.txt</text:p>
      <text:p text:style-name="P128">coefp.txt <text:s text:c="2"/><text:tab/>gdifr.out <text:s text:c="3"/><text:tab/>vector.plt <text:s text:c="8"/><text:tab/><text:tab/>viz.txt</text:p>
      <text:p text:style-name="P128">coord.txt <text:s text:c="2"/><text:tab/>gmon.out <text:s text:c="4"/><text:tab/>vel01ext.txt <text:s text:c="6"/><text:tab/><text:tab/>vn.txt</text:p>
      <text:p text:style-name="P128">cp075c.txt <text:s/><text:tab/>go.out <text:s text:c="6"/><text:tab/>vel01int.txt</text:p>
      <text:p text:style-name="P128">cp1.txt <text:s text:c="4"/><text:tab/>gr.out <text:s text:c="6"/><text:tab/>vel02ext.txt</text:p>
      <text:p text:style-name="P33"/>
      <text:p text:style-name="P34">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5">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5"/>
      <text:p text:style-name="P35"><text:tab/><text:tab/><text:tab/>Agregar Tabla 3.y de archivos y subrutinas y sus operaciones</text:p>
      <text:p text:style-name="P35"/>
      <text:p text:style-name="P8">Para Fortran los archivos escritos en disco son External Files, pero también podemos llevar<text:change-end text:change-id="ct43372304"/><text:change-start text:change-id="ct43375008"/> <text:span text:style-name="T79">la misma información</text:span><text:change-end text:change-id="ct43375008"/><text:change text:change-id="ct43375232"/><text:change-start text:change-id="ct43375968"/>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43375968"/><text:change-start text:change-id="ct43372880"/></text:p>
      <text:p text:style-name="P8"/>
      <text:h text:style-name="P171" text:outline-level="3">3.3.2 Optimización por adaptación de archivos externos a i<text:change-end text:change-id="ct43372880"/><text:change-start text:change-id="ct43113200"/>nternos</text:h>
      <text:p text:style-name="P36"><text:change-end text:change-id="ct43113200"/><text:change-start text:change-id="ct42367136"/></text:p>
      <text:p text:style-name="P37">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8">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8"/>
      <text:p text:style-name="P39">Imagen 3.xxx mostraría:</text:p>
      <text:p text:style-name="P41"><text:s text:c="6"/>open(unit=15,file='subr.out')</text:p>
      <text:p text:style-name="P41"><text:s text:c="6"/>...</text:p>
      <text:p text:style-name="P42"><text:soft-page-break/><text:s text:c="6"/>write(15,1)</text:p>
      <text:p text:style-name="P42"><text:s text:c="6"/>write(6,1)</text:p>
      <text:p text:style-name="P39"/>
      <text:p text:style-name="P40">Imagen 3.xx<text:span text:style-name="T18">y</text:span> mostraría:</text:p>
      <text:p text:style-name="P41"><text:s text:c="6"/>character subrout(500)*60</text:p>
      <text:p text:style-name="P41"><text:s text:c="6"/>...</text:p>
      <text:p text:style-name="P42"><text:s text:c="6"/>write(subrout(nsubr),1)</text:p>
      <text:p text:style-name="P42"><text:s text:c="6"/>nsubr=nsubr+1</text:p>
      <text:p text:style-name="P42">! <text:s text:c="5"/>write(15,1)</text:p>
      <text:p text:style-name="P42"><text:s text:c="6"/>write(6,1)</text:p>
      <text:p text:style-name="P38"/>
      <text:p text:style-name="P43">Como se ve reemplazamos el archivo “subr.out” representado por el identificador de unidad 15 por el Internal File denominado subrout.</text:p>
      <text:p text:style-name="P41">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4">En la <text:span text:style-name="T20">tabla </text:span>3.yy vemos como quedan las equivalencias de los External Files y su correspondiente cambio a Internal File.</text:p>
      <text:p text:style-name="P44"/>
      <text:p text:style-name="P41"><text:tab/><text:tab/><text:span text:style-name="T20">Tabla 3.yy con tabla de External a Internal file</text:span></text:p>
      <text:p text:style-name="P43"/>
      <text:p text:style-name="P45">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6">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7">Antes de realizar el cambio directamente, debemos analizar que estructura será la mas adecuada para llevar los resultados, ya que los archivos TMP son binarios y sin formato, llevando valores calculados de una subrutina a otra.</text:p>
      <text:p text:style-name="P9"><text:change-end text:change-id="ct42367136"/><text:change text:change-id="ct43382144"/><text:change-start text:change-id="ct43375456"/></text:p>
      <text:p text:style-name="P48">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end text:change-id="ct43375456"/><text:change-start text:change-id="ct42361696"/></text:p>
      <text:p text:style-name="P49">La subrutina circulac<text:change-end text:change-id="ct42361696"/><text:change-start text:change-id="ct42366608"/>, como indica en sus comentarios realiza el “calculo de la circulación asociada a la estela y a cada anillo vorticoso”.<text:change-end text:change-id="ct42366608"/><text:change-start text:change-id="ct42366304"/> Está dividida en tres partes, siendo la primer parte la que realiza la escritura de los archivos coefg.tmp y cindg.tmp, y donde para estos cálculos lee los archivos tmp <text:change-end text:change-id="ct42366304"/><text:change-start text:change-id="ct42362096"/>cix2.tmp, ciy2.tmp y ciz2.tmp, de los cuales nos encargaremos mas adelante. La segunda parte <text:change-end text:change-id="ct42362096"/><text:change-start text:change-id="ct42362320"/>realiza <text:soft-page-break/>la resolución de un sistema de npa*npa ecuaciones algebraicas<text:change-end text:change-id="ct42362320"/><text:change-start text:change-id="ct43117344"/> y lo hace llamando a la subrutina solgauss que veremos a continuación.<text:change-end text:change-id="ct43117344"/><text:change-start text:change-id="ct42368000"/> En la tercer parte con los resultados obtenidos se calculan otros valores que se escriben en otros archivo<text:change-end text:change-id="ct42368000"/><text:change-start text:change-id="ct43383824"/>s de resultados.<text:change-end text:change-id="ct43383824"/><text:change-start text:change-id="ct43391104"/></text:p>
      <text:p text:style-name="P48">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8"/>
      <text:p text:style-name="P148"><text:s text:c="6"/>do 1 npa=1,npan</text:p>
      <text:p text:style-name="P148"><text:s text:c="6"/>do 2 nv =1,npan <text:s/></text:p>
      <text:p text:style-name="P148"><text:s text:c="6"/>[...]</text:p>
      <text:p text:style-name="P148"><text:s text:c="6"/>coefg= sumbcx*vnx(npa)+sumbcy*vny(npa)+sumbcz*vnz(npa) </text:p>
      <text:p text:style-name="P148"><text:s text:c="6"/>write(40)coefg</text:p>
      <text:p text:style-name="P148"><text:s text:c="4"/>2 continue </text:p>
      <text:p text:style-name="P148"><text:s text:c="6"/>[...] <text:s text:c="5"/></text:p>
      <text:p text:style-name="P148"><text:s text:c="6"/>cindg= (-1.)*(vtgx(npa,1)*vnx(npa)+vtgy(npa,1)*vny(npa)+</text:p>
      <text:p text:style-name="P148"><text:s text:c="5"/>&amp; <text:s text:c="13"/>UU*vnz(npa))</text:p>
      <text:p text:style-name="P148"><text:s text:c="6"/>write(41)cindg</text:p>
      <text:p text:style-name="P148"><text:s text:c="4"/>1 continue</text:p>
      <text:p text:style-name="P48"/>
      <text:p text:style-name="P50">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50">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50"/>
      <text:p text:style-name="P149"><text:s text:c="6"/>implicit real*8 (a-h,o-z)</text:p>
      <text:p text:style-name="P48"/>
      <text:p text:style-name="P50">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50"/>
      <text:p text:style-name="P150"><text:s text:c="6"/>real*8 <text:change-end text:change-id="ct43391104"/><text:change-start text:change-id="ct43359840"/><text:span text:style-name="T26">cindgtmp</text:span><text:change-end text:change-id="ct43359840"/><text:change-start text:change-id="ct43387408"/>(npan),<text:change-end text:change-id="ct43387408"/><text:change-start text:change-id="ct43392960"/><text:span text:style-name="T26">coefgtmp</text:span><text:change-end text:change-id="ct43392960"/><text:change-start text:change-id="ct43387760"/>(npan*npan)</text:p>
      <text:p text:style-name="P48"/>
      <text:p text:style-name="P51">siendo <text:change-end text:change-id="ct43387760"/><text:change-start text:change-id="ct43384048"/><text:span text:style-name="T26">cindgtmp</text:span><text:change-end text:change-id="ct43384048"/><text:change-start text:change-id="ct43119008"/> el internal file para cindg.tmp y <text:change-end text:change-id="ct43119008"/><text:change-start text:change-id="ct41119904"/><text:span text:style-name="T26">coefgtmp</text:span><text:change-end text:change-id="ct41119904"/><text:change-start text:change-id="ct41120864"/> el internal file para coefg.tmp.</text:p>
      <text:p text:style-name="P52"><text:change-end text:change-id="ct41120864"/><text:change-start text:change-id="ct41120336"/>Ahora debemos reemplazar <text:change-end text:change-id="ct41120336"/><text:change-start text:change-id="ct41121280"/>las escrituras de los archivos binarios en disco con los internal files de la siguiente manera, donde <text:change-end text:change-id="ct41121280"/><text:change-start text:change-id="ct42366832"/>existían las siguientes escrituras:</text:p>
      <text:p text:style-name="P52"/>
      <text:p text:style-name="P129">write(40)coefg</text:p>
      <text:p text:style-name="P129">write(41)cindg</text:p>
      <text:p text:style-name="P129"/>
      <text:p text:style-name="P52">reemplazamos con el siguiente código:</text:p>
      <text:p text:style-name="P52"><text:soft-page-break/></text:p>
      <text:p text:style-name="P129"><text:change-end text:change-id="ct42366832"/><text:change-start text:change-id="ct41119488"/><text:span text:style-name="T26">coefgtmp</text:span><text:change-end text:change-id="ct41119488"/><text:change-start text:change-id="ct41121504"/>(incoefg)=coefg</text:p>
      <text:p text:style-name="P129"><text:change-end text:change-id="ct41121504"/><text:change-start text:change-id="ct42362640"/><text:span text:style-name="T26">cindgtmp</text:span><text:change-end text:change-id="ct42362640"/><text:change-start text:change-id="ct43379200"/>(npa)=cindg</text:p>
      <text:p text:style-name="P52"><text:change-end text:change-id="ct43379200"/><text:change-start text:change-id="ct41121728"/></text:p>
      <text:p text:style-name="P52">respectivamente. La variable “incoefg” es utilizada para marcar la posición en el array de npan*npan elementos<text:change-end text:change-id="ct41121728"/><text:change-start text:change-id="ct41122368"/>, <text:span text:style-name="T31">internal file </text:span><text:change-end text:change-id="ct41122368"/><text:change-start text:change-id="ct41123424"/><text:span text:style-name="T28">coefgtmp</text:span><text:change-end text:change-id="ct41123424"/><text:change-start text:change-id="ct41123968"/><text:span text:style-name="T31">,</text:span><text:change-end text:change-id="ct41123968"/><text:change-start text:change-id="ct41125008"/>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41125008"/><text:change-start text:change-id="ct41127200"/><text:span text:style-name="T26">cindgtmp</text:span><text:change-end text:change-id="ct41127200"/><text:change-start text:change-id="ct41127744"/><text:span text:style-name="T26"> que reemplaza a cindg.tmp con utilizar la variable “npa” es suficiente, ya que lleva exactamente la posición en el array por cada iteración (es la variable de control</text:span><text:change-end text:change-id="ct41127744"/><text:change-start text:change-id="ct41130672"/><text:span text:style-name="T26"> </text:span><text:span text:style-name="T27">del bucle</text:span><text:change-end text:change-id="ct41130672"/><text:change-start text:change-id="ct41130128"/><text:span text:style-name="T26">).</text:span></text:p>
      <text:p text:style-name="P92"><text:change-end text:change-id="ct41130128"/><text:change-start text:change-id="ct41133328"/></text:p>
      <text:p text:style-name="P10"><text:change-end text:change-id="ct41133328"/><text:change text:change-id="ct41133552"/><text:change-start text:change-id="ct41133776"/></text:p>
      <text:p text:style-name="P53"><text:change-end text:change-id="ct41133776"/><text:change-start text:change-id="ct41134000"/>Como explicabamos antes, la <text:change-end text:change-id="ct41134000"/><text:change-start text:change-id="ct43327168"/>segunda parte de “circulac” llama a la subrutina “solgauss”, y previo a esto habiamos dicho que los archivos cindg.tmp y coefg.tmp que estamos reemplazando son escritos por la primera y leidos por la segunda.<text:change-end text:change-id="ct43327168"/><text:change-start text:change-id="ct41127968"/> En “solgauss” el cambio es simple, tenemos dos bucles anidados que iteran de la misma manera que en “circulac<text:change-end text:change-id="ct41127968"/><text:change-start text:change-id="ct43127648"/>” solo que leen los datos almacenados en los archivos TMP. Luego de esto hacen rewind de los archivos para que vuelvan a quedar disponibles para lectura al principio de los mismos. A continuación podemos ver el código<text:change-end text:change-id="ct43127648"/><text:change-start text:change-id="ct43131552"/> <text:span text:style-name="T34">original</text:span><text:change-end text:change-id="ct43131552"/><text:change-start text:change-id="ct41123728"/>:</text:p>
      <text:p text:style-name="P54"/>
      <text:p text:style-name="P96"><text:s text:c="6"/>m=npan+1</text:p>
      <text:p text:style-name="P96"/>
      <text:p text:style-name="P96"><text:s text:c="6"/>do 1 i=1,npan </text:p>
      <text:p text:style-name="P96"><text:s text:c="6"/>do 2 j=1,npan </text:p>
      <text:p text:style-name="P96"><text:s text:c="6"/>read(40)cfg <text:s/></text:p>
      <text:p text:style-name="P96"><text:s text:c="6"/>coefg(i,j)=cfg</text:p>
      <text:p text:style-name="P96"><text:s text:c="4"/>2 continue</text:p>
      <text:p text:style-name="P96"><text:s text:c="6"/>read(41)cig</text:p>
      <text:p text:style-name="P96"><text:s text:c="6"/>coefg(i,m)=cig</text:p>
      <text:p text:style-name="P96"><text:s text:c="4"/>1 continue <text:s/></text:p>
      <text:p text:style-name="P96"/>
      <text:p text:style-name="P96"><text:s text:c="6"/>rewind(40) </text:p>
      <text:p text:style-name="P96"><text:s text:c="6"/>rewind(41)</text:p>
      <text:p text:style-name="P54"><text:change-end text:change-id="ct41123728"/><text:change-start text:change-id="ct43128432"/></text:p>
      <text:p text:style-name="P54">Como vemos <text:change-end text:change-id="ct43128432"/><text:change-start text:change-id="ct41126560"/>aquí se lee<text:change-end text:change-id="ct41126560"/><text:change-start text:change-id="ct43392368"/>n ambos archivos para armar una matriz con la variable denominada coefg, la cual <text:change-end text:change-id="ct43392368"/><text:change-start text:change-id="ct43129936"/>tiene npan filas y npan+1 columnas, <text:change-end text:change-id="ct43129936"/><text:change-start text:change-id="ct41132208"/><text:span text:style-name="T33">realizando lo siguiente,</text:span><text:change-end text:change-id="ct41132208"/><text:change-start text:change-id="ct41132432"/> en cada fila<text:change-end text:change-id="ct41132432"/><text:change-start text:change-id="ct41135264"/> <text:change-end text:change-id="ct41135264"/><text:change-start text:change-id="ct41128224"/><text:span text:style-name="T33">almacena</text:span><text:change-end text:change-id="ct41128224"/><text:change-start text:change-id="ct41128448"/> en los primeros npan valores<text:change-end text:change-id="ct41128448"/><text:change-start text:change-id="ct41128672"/>, <text:span text:style-name="T33">o primeras npan columnas,</text:span><text:change-end text:change-id="ct41128672"/><text:change-start text:change-id="ct41123104"/> los <text:change-end text:change-id="ct41123104"/><text:change-start text:change-id="ct41134752"/><text:span text:style-name="T33">datos </text:span><text:change-end text:change-id="ct41134752"/><text:change-start text:change-id="ct41134976"/>obtenidos de coefg.tmp<text:change-end text:change-id="ct41134976"/><text:change-start text:change-id="ct41124192"/>, <text:change-end text:change-id="ct41124192"/><text:change-start text:change-id="ct41125856"/><text:span text:style-name="T33">y en último lugar, </text:span><text:change-end text:change-id="ct41125856"/><text:change-start text:change-id="ct41122592"/>columna<text:change-end text:change-id="ct41122592"/><text:change-start text:change-id="ct41122816"/> npan+1<text:change-end text:change-id="ct41122816"/><text:change-start text:change-id="ct41134224"/>,<text:change-end text:change-id="ct41134224"/><text:change-start text:change-id="ct43140256"/> el <text:change-end text:change-id="ct43140256"/><text:change-start text:change-id="ct43139472"/><text:span text:style-name="T33">dato </text:span><text:change-end text:change-id="ct43139472"/><text:change-start text:change-id="ct41134448"/>obtenido de cindg.tmp.<text:change-end text:change-id="ct41134448"/><text:change-start text:change-id="ct41124416"/></text:p>
      <text:p text:style-name="P19"/>
      <text:p text:style-name="P55"><text:change-end text:change-id="ct41124416"/><text:change-start text:change-id="ct43125296"/>Para permitir que “solgauss” pueda trabajar con el cambio que introdujimos es necesario que reciba <text:change-end text:change-id="ct43125296"/><text:change-start text:change-id="ct43132768"/>de alguna manera las referencias a los internal files. Esto lo conseguimos simplemente pasandole por parametro los mismos. El cambio en el códig<text:change-end text:change-id="ct43132768"/><text:change-start text:change-id="ct43142608"/>o sería el siguiente:</text:p>
      <text:p text:style-name="P55"/>
      <text:p text:style-name="P151">Código original definición de subrutina</text:p>
      <text:p text:style-name="P130">subroutine solgauss(npan,gama)</text:p>
      <text:p text:style-name="P130">...</text:p>
      <text:p text:style-name="P151">Código modificado</text:p>
      <text:p text:style-name="P130">subroutine solgauss(npan,gama,<text:span text:style-name="T26">tmpcoefg</text:span>,<text:span text:style-name="T26">tmpcindg</text:span><text:span text:style-name="T37">)</text:span></text:p>
      <text:p text:style-name="P140">…</text:p>
      <text:p text:style-name="P140"><text:soft-page-break/>real*8 tmpcoefg(mxro*mxro),tmpcindg(mxro)</text:p>
      <text:p text:style-name="P55"><text:change-end text:change-id="ct43142608"/><text:change-start text:change-id="ct41127424"/></text:p>
      <text:p text:style-name="P55"><text:change-end text:change-id="ct41127424"/><text:change-start text:change-id="ct43143392"/>Ahora que solgauss conoce la existencia de los internal files necesarios, podemos modificar los bucles de control para <text:change-end text:change-id="ct43143392"/><text:change-start text:change-id="ct41125232"/>que los utilice.</text:p>
      <text:p text:style-name="P57">El código visto previamente de solgauss quedaría de la siguiente manera:</text:p>
      <text:p text:style-name="P57"/>
      <text:p text:style-name="P99"><text:s text:c="6"/>m=npan+1 <text:s text:c="52"/></text:p>
      <text:p text:style-name="P99"><text:s text:c="6"/>incfg=1 <text:s text:c="53"/></text:p>
      <text:p text:style-name="P99"/>
      <text:p text:style-name="P99"><text:s text:c="6"/><text:tab/>do 1 i=1,npan</text:p>
      <text:p text:style-name="P99"><text:s text:c="6"/><text:tab/>do 2 j=1,npan <text:s text:c="47"/></text:p>
      <text:p text:style-name="P99"><text:s text:c="6"/><text:tab/>!read(40)cfg</text:p>
      <text:p text:style-name="P99"><text:s text:c="6"/><text:tab/>incfg=((i-1)*npan)+j <text:s text:c="40"/></text:p>
      <text:p text:style-name="P99"><text:s text:c="6"/><text:tab/>cfg=<text:span text:style-name="T26">tmpcoefg</text:span>(incfg) <text:s text:c="43"/></text:p>
      <text:p text:style-name="P99"><text:s text:c="6"/><text:tab/>coefg(i,j)=cfg <text:s text:c="46"/></text:p>
      <text:p text:style-name="P99"><text:s text:c="6"/><text:tab/>incfg=incfg+1 <text:s text:c="47"/></text:p>
      <text:p text:style-name="P99"><text:s text:c="4"/>2 continue</text:p>
      <text:p text:style-name="P99"><text:s text:c="6"/><text:tab/>!read(41)cig <text:s text:c="48"/></text:p>
      <text:p text:style-name="P99"><text:s text:c="6"/><text:tab/>cig=<text:span text:style-name="T26">tmpcindg</text:span>(i) <text:s text:c="47"/></text:p>
      <text:p text:style-name="P99"><text:s text:c="6"/><text:tab/>coefg(i,m)=cig <text:s text:c="46"/></text:p>
      <text:p text:style-name="P99"><text:s text:c="4"/>1 continue <text:s text:c="52"/></text:p>
      <text:p text:style-name="P99"/>
      <text:p text:style-name="P99"><text:s text:c="6"/>!rewind(40) <text:s text:c="49"/></text:p>
      <text:p text:style-name="P99"><text:s text:c="6"/>!rewind(41)</text:p>
      <text:p text:style-name="P55"><text:change-end text:change-id="ct41125232"/><text:change-start text:change-id="ct43423776"/></text:p>
      <text:p text:style-name="P58">Como <text:span text:style-name="T35">indicábamos</text:span>, el cambio es simple, lo primero que se realiza es la inclusión de una variable de control “incfg” inicializada en 1 (uno) con la cual <text:span text:style-name="T35">mantener la posición de la cual debe leerse del </text:span><text:span text:style-name="T29">tmpcoefg</text:span><text:span text:style-name="T35">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5">”, ya que la posición del internal file “</text:span><text:span text:style-name="T29">tmpcindg</text:span><text:span text:style-name="T35">” puede ser llevada utilizando la variable de control del bucle, en este caso “i”.</text:span></text:p>
      <text:p text:style-name="P58"/>
      <text:p text:style-name="P59">Estos cambios y ajustes para el recambio de archivos de texto por archivos internos (arrays en memoria) se debe realizar por cada uno de los archivos indicados en la tabla 3.yy. </text:p>
      <text:p text:style-name="P61">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9"/>
      <text:p text:style-name="P131">character salida2out(102)*95, subrout(500)*60</text:p>
      <text:p text:style-name="P60"/>
      <text:p text:style-name="P62">Y luego al utilizarlos llevar junto con ellos un contador que lleve la posición siguiente para escribir, <text:span text:style-name="T36">al cual llamamos nsubr para subrout:</text:span></text:p>
      <text:p text:style-name="P62"/>
      <text:p text:style-name="P131">write(subrout(nsubr),1)</text:p>
      <text:p text:style-name="P131">nsubr=nsubr+1</text:p>
      <text:p text:style-name="P62"><text:soft-page-break/></text:p>
      <text:p text:style-name="P62">y <text:span text:style-name="T36">nsld2 para salida2out:</text:span></text:p>
      <text:p text:style-name="P62"/>
      <text:p text:style-name="P132">write(salida2out(nsld2),21)indice,ncapa</text:p>
      <text:p text:style-name="P132">write(salida2out(nsld2+1),'(a1)') ""</text:p>
      <text:p text:style-name="P132">nsld2=nsld2+2</text:p>
      <text:p text:style-name="P58"/>
      <text:p text:style-name="P63">En estos ejemplos, recordamos de la sección 2.4 que el número ubicado en el comando “write” al lado del archivo interno es una etiqueta de formato.</text:p>
      <text:p text:style-name="P63">En el resto del código el tratamiento de estos archivos es similar, variando solamente de acuerdo a que datos deben ser escritos en el mismo, <text:span text:style-name="T41">como observamos en los</text:span> archivos internos que vimos previamente, los que reemplazan a coefg.tmp y cindg.tmp.</text:p>
      <text:p text:style-name="P64">Un caso especial son los archivos <text:span text:style-name="T42">internos </text:span>cix1tmp, cix2.tmp, ciy1tmp, ciy2.tmp, ciz1tmp y ciz2.tmp, <text:span text:style-name="T42">para </text:span>los cuales <text:span text:style-name="T42">sus homonimos archivos en disco (cix1.tmp, cix2.tmp, y así sucesivamente) </text:span>son definidos en el programa original como “unformatted”, i.e., sin formato, con lo cual se generan archivos en disco de tipo binario. <text:span text:style-name="T42">Para obtener el mismo comportamiento en nuestros archivos internos solo debemos tener el cuidado de escribir en ellos sin dar formato a lo ingresado, i.e., los valores ingresan tal cual son generados por el programa. Veamos un ejemplo con cix1tmp. </text:span></text:p>
      <text:p text:style-name="P64"/>
      <text:p text:style-name="P65">El código para escribir los valores en el programa original es el siguiente:</text:p>
      <text:p text:style-name="P66"/>
      <text:p text:style-name="P133"><text:tab/>do 114 npa=1,npan</text:p>
      <text:p text:style-name="P133"><text:tab/>do 113 nv=1,npan</text:p>
      <text:p text:style-name="P133"/>
      <text:p text:style-name="P133"><text:tab/>write(42)cix(npa,nv)</text:p>
      <text:p text:style-name="P141"><text:tab/>…</text:p>
      <text:p text:style-name="P143">113 continue</text:p>
      <text:p text:style-name="P143">114 continue</text:p>
      <text:p text:style-name="P66"/>
      <text:p text:style-name="P67">La apertura del archivo le asigna al principio del programa la uni<text:span text:style-name="T44">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6"/>
      <text:p text:style-name="P66">El código en el programa optimizado es:</text:p>
      <text:p text:style-name="P66"/>
      <text:p text:style-name="P133">common <text:s/><text:span text:style-name="T26">…</text:span> cix<text:span text:style-name="T43">1</text:span>tmp(maxro*maxro), <text:span text:style-name="T26">…</text:span></text:p>
      <text:p text:style-name="P143">…</text:p>
      <text:p text:style-name="P143"><text:tab/>kon=1</text:p>
      <text:p text:style-name="P133"><text:tab/>do 114 npa=1,npan</text:p>
      <text:p text:style-name="P133"><text:tab/>do 113 nv=1,npan</text:p>
      <text:p text:style-name="P133"/>
      <text:p text:style-name="P133"><text:tab/>cix1tmp(kon)=cix(npa,nv)</text:p>
      <text:p text:style-name="P142"><text:tab/>…</text:p>
      <text:p text:style-name="P133"><text:tab/>kon=kon+1</text:p>
      <text:p text:style-name="P143">113 continue</text:p>
      <text:p text:style-name="P143">114 continue</text:p>
      <text:p text:style-name="P66"/>
      <text:p text:style-name="P68"><text:soft-page-break/>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9">Luego de igual manera modificamos el código donde el archivo interno es leido por su equivalente interno. </text:p>
      <text:p text:style-name="P69">El código original sería:</text:p>
      <text:p text:style-name="P69"/>
      <text:p text:style-name="P134">read(42)cinfx</text:p>
      <text:p text:style-name="P69"/>
      <text:p text:style-name="P69">Optimizado con archivo interno:</text:p>
      <text:p text:style-name="P69"/>
      <text:p text:style-name="P134">cinfx=cix1tmp(kon)</text:p>
      <text:p text:style-name="P69"/>
      <text:p text:style-name="P69">Donde nuevamente la variable “kon” lleva la posición dentro del archivo interno.</text:p>
      <text:p text:style-name="P69"/>
      <text:p text:style-name="P70">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5">al menos en teoria</text:span>. </text:p>
      <text:p text:style-name="P70">Obviamente esto trae aparejado una necesidad mayor de memoria RAM para el proceso ya que debe ser capaz de contener la totalidad de los datos <text:span text:style-name="T45">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70"/>
      <text:p text:style-name="P71">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3">Podemos observar en la <text:span text:style-name="T48">tabla 3.3.2.yy cuales son los archivos que se decidió manejar mediante un archivo interno y el motivo de dicha decisión:</text:span></text:p>
      <text:p text:style-name="P73"/>
      <text:p text:style-name="P135">Tabla 3.3.2.yy con los archivos modificados con archivos internos.</text:p>
      <text:p text:style-name="P136"><text:span text:style-name="T48">Tendra archivo externo </text:span><text:change-end text:change-id="ct43423776"/><text:change-start text:change-id="ct43424752"/><text:span text:style-name="T48">–</text:span><text:change-end text:change-id="ct43424752"/><text:change-start text:change-id="ct43425696"/><text:span text:style-name="T48"> archivo interno </text:span><text:change-end text:change-id="ct43425696"/><text:change-start text:change-id="ct43428240"/><text:span text:style-name="T48">–</text:span><text:change-end text:change-id="ct43428240"/><text:change-start text:change-id="ct43144960"/><text:span text:style-name="T48"> tipo de cambio/observaciones: ej, solo utilizado en memoria, o escritura diferida</text:span></text:p>
      <text:p text:style-name="P73"/>
      <text:p text:style-name="P56"><text:change-end text:change-id="ct43144960"/><text:change-start text:change-id="ct43427984"/></text:p>
      <text:p text:style-name="P19"/>
      <text:h text:style-name="P172" text:outline-level="2">3.<text:span text:style-name="T4">4</text:span> Optimización Paralela para Multiprocesamiento</text:h>
      <text:p text:style-name="P19"><text:change-end text:change-id="ct43427984"/><text:change-start text:change-id="ct43145744"/></text:p>
      <text:p text:style-name="P71"><text:soft-page-break/>Con el primer paso de optimización realizado es posible llevar a cabo la optimización paralela del código con el modelo seleccionado, como se explicó en el capítulo 2, OpenMP.<text:change-end text:change-id="ct43145744"/><text:change-start text:change-id="ct43423264"/></text:p>
      <text:p text:style-name="P72">Como vimos en la sección 3.2.1, de acuerdo al resultado de la herramienta gprof, <text:change-end text:change-id="ct43423264"/><text:change-start text:change-id="ct43430544"/>el código candidato<text:span text:style-name="T47"> </text:span>para ser optimizado <text:s/><text:span text:style-name="T47">en ese primer momento </text:span>e<text:span text:style-name="T47">ra</text:span> principalmente la subrutina “<text:span text:style-name="T46">estela</text:span>”<text:change-end text:change-id="ct43430544"/><text:change-start text:change-id="ct43431872"/>, <text:span text:style-name="T46">seguida de “solgauss”.</text:span><text:change-end text:change-id="ct43431872"/><text:change-start text:change-id="ct43147312"/></text:p>
      <text:p text:style-name="P74">Si compilamos nuestro programa nuevamente con el profiler de GNU (gprof), pero con la optimización de los archivos internos, obtenemos l<text:change-end text:change-id="ct43147312"/><text:change-start text:change-id="ct43418080"/>o mostrado por la imagen 3.4.x, donde podemos ver que la subrutina “estela”<text:change-end text:change-id="ct43418080"/><text:change-start text:change-id="ct43148880"/> sigue siendo la mas pesada, seguida de solgauss, incluso por porcentajes casí similares a los obtenidos <text:change-end text:change-id="ct43148880"/><text:change-start text:change-id="ct43146528"/>en el programa original. </text:p>
      <text:p text:style-name="P74"/>
      <text:p text:style-name="P75">Imagen 3.4.x (pruebas/newone/estela_intfiles)</text:p>
      <text:p text:style-name="P74"/>
      <text:h text:style-name="P171" text:outline-level="3">3.4.1 Análisis de la subrutina Estela</text:h>
      <text:p text:style-name="P76"><text:change-end text:change-id="ct43146528"/><text:change-start text:change-id="ct43149664"/></text:p>
      <text:p text:style-name="P77">En su definición la subrutina “estela” indica que realizá “Calculo de los coeficientes de influencia de los hilos libres”. <text:span text:style-name="T49">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77"/>
      <text:p text:style-name="P100"><text:change-end text:change-id="ct43149664"/><text:change-start text:change-id="ct41421280"/>Figura 3.4.<text:span text:style-name="T61">1.</text:span>xx</text:p>
      <text:p text:style-name="P100"/>
      <text:p text:style-name="P100">subrutina estela()</text:p>
      <text:p text:style-name="P100">definicion variables globales y constantes;</text:p>
      <text:p text:style-name="P100"/>
      <text:p text:style-name="P100">begin</text:p>
      <text:p text:style-name="P100"><text:tab/><text:span text:style-name="T50">Do</text:span> de i=1 a 2500</text:p>
      <text:p text:style-name="P100"><text:tab/><text:span text:style-name="T50">Do</text:span> de j=1 a 51</text:p>
      <text:p text:style-name="P100"><text:tab/><text:tab/>ciex(i,j) = 0</text:p>
      <text:p text:style-name="P100"><text:tab/><text:tab/>ciey(i,j) = 0</text:p>
      <text:p text:style-name="P100"><text:tab/><text:tab/>ciez(i,j) = 0</text:p>
      <text:p text:style-name="P101"><text:tab/><text:span text:style-name="T50">end do</text:span></text:p>
      <text:p text:style-name="P101"><text:tab/><text:span text:style-name="T50">end do</text:span></text:p>
      <text:p text:style-name="P102"><text:tab/>calculos parciales</text:p>
      <text:p text:style-name="P102"><text:tab/><text:span text:style-name="T58">ib = 1</text:span></text:p>
      <text:p text:style-name="P102"/>
      <text:p text:style-name="P102">Do de i=1 a 2500</text:p>
      <text:p text:style-name="P102">Do de j=1 a 51</text:p>
      <text:p text:style-name="P102"><text:tab/>Do de k=1 a 2001</text:p>
      <text:p text:style-name="P102"><text:tab/><text:tab/>genera fx(k), fy(k), fz(k), dista(k), denom(k)</text:p>
      <text:p text:style-name="P102"><text:tab/>end do</text:p>
      <text:p text:style-name="P102"/>
      <text:p text:style-name="P111">## sumatoria terminos impares six, siy, siz</text:p>
      <text:p text:style-name="P108"><text:tab/>six,siy,siz = 0</text:p>
      <text:p text:style-name="P108"><text:tab/>Do de i<text:span text:style-name="T51">k</text:span>=2 a 2000</text:p>
      <text:p text:style-name="P108"><text:tab/><text:tab/>six = six + fx(i<text:span text:style-name="T51">k</text:span>)/denom(i<text:span text:style-name="T51">k</text:span>)</text:p>
      <text:p text:style-name="P108"><text:tab/><text:tab/>siy = siy + fy(i<text:span text:style-name="T51">k</text:span>)/denom(i<text:span text:style-name="T51">k</text:span>)</text:p>
      <text:p text:style-name="P108"><text:tab/><text:tab/>siz = siz + fz(i<text:span text:style-name="T51">k</text:span>)/denom(i<text:span text:style-name="T51">k</text:span>)</text:p>
      <text:p text:style-name="P108"><text:soft-page-break/><text:tab/><text:tab/>i<text:span text:style-name="T51">k</text:span> = i<text:span text:style-name="T51">k</text:span> +2</text:p>
      <text:p text:style-name="P108"><text:tab/>end do</text:p>
      <text:p text:style-name="P111">## sumatoria terminos pares spx, spy, spz</text:p>
      <text:p text:style-name="P108"><text:tab/>spx,spy,spz = 0</text:p>
      <text:p text:style-name="P108"><text:tab/>Do de i<text:span text:style-name="T51">k</text:span>=3 a 2000</text:p>
      <text:p text:style-name="P108"><text:tab/><text:tab/>spx = spx + fx(i<text:span text:style-name="T51">k</text:span>)/denom(i<text:span text:style-name="T51">k</text:span>)</text:p>
      <text:p text:style-name="P108"><text:tab/><text:tab/>spy = spy + fy(i<text:span text:style-name="T51">k</text:span>)/denom(i<text:span text:style-name="T51">k</text:span>)</text:p>
      <text:p text:style-name="P108"><text:tab/><text:tab/>spz = spz + fz(i<text:span text:style-name="T51">k</text:span>)/denom(i<text:span text:style-name="T51">k</text:span>)</text:p>
      <text:p text:style-name="P108"><text:tab/><text:tab/>i<text:span text:style-name="T51">k</text:span> = i<text:span text:style-name="T51">k</text:span> +2</text:p>
      <text:p text:style-name="P108"><text:tab/>end do</text:p>
      <text:p text:style-name="P103"><text:tab/><text:span text:style-name="T52">calculo ciex(i,j), ciey(i,j), ciez(i,j)</text:span></text:p>
      <text:p text:style-name="P103"><text:tab/><text:span text:style-name="T52">if (indice = 1) and (ib = 1) then <text:s/>## se ejecuta solo 1 vez</text:span></text:p>
      <text:p text:style-name="P103"><text:tab/><text:span text:style-name="T56">## calculo coeficientes de la estela x, y, z</text:span></text:p>
      <text:p text:style-name="P104"><text:tab/><text:tab/><text:span text:style-name="T52">if (i = nr) and (j = nr/2) then <text:s/></text:span></text:p>
      <text:p text:style-name="P105"><text:span text:style-name="T52"><text:tab/><text:tab/></text:span><text:span text:style-name="T56">## calculo para i=50 y j=25 (nr depende del tamaño del problema,</text:span></text:p>
      <text:p text:style-name="P112"><text:tab/><text:tab/>## en este caso el tamaño es 50)</text:p>
      <text:p text:style-name="P104"><text:tab/><text:tab/><text:tab/><text:span text:style-name="T54">inicializa valx,valy,valz</text:span></text:p>
      <text:p text:style-name="P104"><text:tab/><text:tab/><text:tab/><text:span text:style-name="T54">Do de ik=1 a 2001</text:span></text:p>
      <text:p text:style-name="P104"><text:tab/><text:tab/><text:tab/><text:tab/><text:span text:style-name="T54">escribe archivo integ1.txt con varios valores incluyendo valx,valy,valz</text:span></text:p>
      <text:p text:style-name="P104"><text:tab/><text:tab/><text:tab/><text:tab/><text:span text:style-name="T54">if (ik =/= 2001) then</text:span></text:p>
      <text:p text:style-name="P104"><text:tab/><text:tab/><text:tab/><text:tab/><text:tab/><text:span text:style-name="T54">const=1</text:span></text:p>
      <text:p text:style-name="P104"><text:tab/><text:tab/><text:tab/><text:tab/><text:tab/><text:span text:style-name="T54">if (ik == 2000) then</text:span></text:p>
      <text:p text:style-name="P104"><text:tab/><text:tab/><text:tab/><text:tab/><text:tab/><text:tab/><text:span text:style-name="T54">const=0.5</text:span></text:p>
      <text:p text:style-name="P104"><text:tab/><text:tab/><text:tab/><text:tab/><text:tab/><text:span text:style-name="T54">endif</text:span></text:p>
      <text:p text:style-name="P106"><text:tab/><text:tab/><text:tab/><text:tab/><text:tab/><text:span text:style-name="T55">valx = valx + fx(ik+1)/denom(ik+1)*otros valores</text:span></text:p>
      <text:p text:style-name="P107"><text:tab/><text:tab/><text:tab/><text:tab/><text:tab/><text:span text:style-name="T55">valy = valy + fy(ik+1)/denom(ik+1)*otros valores</text:span></text:p>
      <text:p text:style-name="P107"><text:tab/><text:tab/><text:tab/><text:tab/><text:tab/><text:span text:style-name="T55">valz = valz + fz(ik+1)/denom(ik+1)*otros valores</text:span></text:p>
      <text:p text:style-name="P104"><text:tab/><text:tab/><text:tab/><text:tab/><text:span text:style-name="T55">else </text:span></text:p>
      <text:p text:style-name="P104"><text:tab/><text:tab/><text:tab/><text:tab/><text:tab/><text:span text:style-name="T55">escribe integ1.txt con varios valores sin valx,valy,valz pero con ciex,ciey,ciez(i,j)</text:span></text:p>
      <text:p text:style-name="P104"><text:tab/><text:tab/><text:tab/><text:tab/><text:span text:style-name="T54">endif</text:span></text:p>
      <text:p text:style-name="P104"><text:tab/><text:tab/><text:span text:style-name="T53">else</text:span></text:p>
      <text:p text:style-name="P104"><text:tab/><text:tab/><text:tab/><text:span text:style-name="T53">if (i = nr/2) and (j = nr+1) then </text:span></text:p>
      <text:p text:style-name="P104"><text:tab/><text:tab/><text:tab/><text:span text:style-name="T57">## Luego (si no entró en el anterior if) el calculo es para i = 25 y j=51</text:span></text:p>
      <text:p text:style-name="P104"><text:tab/><text:tab/><text:tab/><text:tab/><text:span text:style-name="T55">Repite mismo trabajo pero escribiendo integ2.txt</text:span></text:p>
      <text:p text:style-name="P104"><text:tab/><text:tab/><text:tab/><text:span text:style-name="T53">endif</text:span></text:p>
      <text:p text:style-name="P109"><text:tab/><text:tab/>endif</text:p>
      <text:p text:style-name="P103"><text:tab/><text:span text:style-name="T52">endif</text:span></text:p>
      <text:p text:style-name="P109">end do</text:p>
      <text:p text:style-name="P109">end do</text:p>
      <text:p text:style-name="P100">end</text:p>
      <text:p text:style-name="P110"><text:change-end text:change-id="ct41421280"/><text:change-start text:change-id="ct41427568"/></text:p>
      <text:p text:style-name="P79">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80">Inicia con un bucle que calcula los datos en fx, fy, fz, denom y dista; luego calcula terminos pares e impares; finaliza con el denominado calculo de coeficientes de la estela x,y,z. </text:p>
      <text:p text:style-name="P80"/>
      <text:p text:style-name="P80"><text:soft-page-break/>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9">y controla las etapas por las que pasa</text:span>, toma valores de uno a diez y no repite los valores.</text:p>
      <text:p text:style-name="P81">Por otra parte, el calculo de coeficientes se hace sobre los valores valx, valy y valz, realizando sobre ellos una sumatoria, con lo cual se crea una dependencia de datos entre el calculo de un valor y los <text:span text:style-name="T60">cálculos</text:span> previos (cap<text:span text:style-name="T60">í</text:span>tul<text:span text:style-name="T60">o</text:span> 2 <text:change-end text:change-id="ct41427568"/><text:change-start text:change-id="ct41427072"/>–<text:change-end text:change-id="ct41427072"/><text:change-start text:change-id="ct41427792"/> openmp), <text:span text:style-name="T60">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81"/>
      <text:p text:style-name="P82">Si observamos bien el calculo de los terminos pares e impares, se presenta el mismo problema de dependencias de datos que aparece en el calculo de coeficientes. Cuando calculamos por ejemplo six, necesitamos conocer el valor previo de six en ese momento.</text:p>
      <text:p text:style-name="P82"/>
      <text:p text:style-name="P82">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73">(</text:span><text:span text:style-name="T69">y los peligros de</text:span><text:span text:style-name="T73">)</text:span> tornar ilegible el código para el usuario del programa es que no se avanzó sobre estas áreas de la subrutina. La solución a este problema puede ser motivo de un trabajo futuro que se pondrá a consideración en el capitulo 5.</text:p>
      <text:p text:style-name="P82"/>
      <text:p text:style-name="P78"/>
      <text:p text:style-name="P83">Luego de descartar estos puntos como las zonas a paralelizar en la subrutina “estela” nos quedamos con el bucle de la figura 3.4.<text:span text:style-name="T61">1.</text:span>xx que genera los arrays fx, fy, fz, denom y dista, <text:span text:style-name="T61">ya que cada valor generado de estos arrays no depende de otros previos dentro de los arrays.</text:span></text:p>
      <text:p text:style-name="P90">---<text:span text:style-name="T78">agregar figura 3.4.1.xx---???</text:span></text:p>
      <text:p text:style-name="P83"/>
      <text:p text:style-name="P83"/>
      <text:h text:style-name="P171" text:outline-level="3">3.4.2 Optimización <text:span text:style-name="T62">con OpenMP</text:span> de subrutina Estela</text:h>
      <text:p text:style-name="P84"/>
      <text:p text:style-name="P85">Seleccionado el bucle a paralelizar debemos hacer un analisis de los datos que intervienen para poder realizar una optimización correcta. <text:span text:style-name="T64">Se realizan varias pruebas para paralelizar que veremos en el capitulo 4, quedando definido un conjunto de datos que debe ser compartido por cada thread lanzado por OpenMP y ciertas variables que deben ser privadas de cada uno de ellos.</text:span></text:p>
      <text:p text:style-name="P85"/>
      <text:p text:style-name="P85">El <text:span text:style-name="T64">bloque de </text:span>código seleccionado para <text:span text:style-name="T64">optimizar</text:span> es similar al siguiente:</text:p>
      <text:p text:style-name="P85"/>
      <text:p text:style-name="P137"><text:change-end text:change-id="ct41427792"/><text:change-start text:change-id="ct41296512"/><text:span text:style-name="T70">1</text:span> <text:s/><text:change-end text:change-id="ct41296512"/><text:change-start text:change-id="ct41296736"/><text:s text:c="6"/>do 3 ik=1,kult</text:p>
      <text:p text:style-name="P137"><text:change-end text:change-id="ct41296736"/><text:change-start text:change-id="ct41132656"/><text:span text:style-name="T70">2</text:span> <text:s/><text:change-end text:change-id="ct41132656"/><text:change-start text:change-id="ct41420880"/><text:s text:c="6"/>fx(ik)=<text:span text:style-name="T63">[calculo con valores de varias matrices]</text:span></text:p>
      <text:p text:style-name="P137"><text:change-end text:change-id="ct41420880"/><text:change-start text:change-id="ct41433264"/><text:span text:style-name="T70">3</text:span> <text:s/><text:change-end text:change-id="ct41433264"/><text:change-start text:change-id="ct41297920"/><text:s text:c="6"/>fy(ik)=<text:span text:style-name="T63">[calculo con valores de varias matrices]</text:span></text:p>
      <text:p text:style-name="P137"><text:change-end text:change-id="ct41297920"/><text:change-start text:change-id="ct41298144"/><text:span text:style-name="T70">4</text:span> <text:s/><text:change-end text:change-id="ct41298144"/><text:change-start text:change-id="ct41559744"/><text:s text:c="6"/>fz(ik)=<text:span text:style-name="T63">[calculo con valores de varias matrices]</text:span></text:p>
      <text:p text:style-name="P137"><text:change-end text:change-id="ct41559744"/><text:change-start text:change-id="ct41559968"/><text:span text:style-name="T70">5</text:span> <text:s/><text:change-end text:change-id="ct41559968"/><text:change-start text:change-id="ct41560192"/><text:s text:c="6"/>fz(ik)=(-1.)*fz(ik)</text:p>
      <text:p text:style-name="P137"><text:change-end text:change-id="ct41560192"/><text:change-start text:change-id="ct41560416"/><text:span text:style-name="T70">6</text:span> <text:s/><text:change-end text:change-id="ct41560416"/><text:change-start text:change-id="ct41433808"/><text:s text:c="6"/>dist2=<text:span text:style-name="T63">[calculo con valores de varias matrices]</text:span></text:p>
      <text:p text:style-name="P137"><text:change-end text:change-id="ct41433808"/><text:change-start text:change-id="ct41300240"/><text:span text:style-name="T70">7</text:span> <text:s/><text:change-end text:change-id="ct41300240"/><text:change-start text:change-id="ct41132880"/><text:s text:c="6"/>dista(ik)=dsqrt(dist2) <text:s text:c="33"/></text:p>
      <text:p text:style-name="P137"><text:change-end text:change-id="ct41132880"/><text:change-start text:change-id="ct41297616"/><text:soft-page-break/><text:span text:style-name="T70">8</text:span> <text:s/><text:change-end text:change-id="ct41297616"/><text:change-start text:change-id="ct41297056"/><text:s text:c="6"/>denom(ik)=dista(ik)**3 <text:s text:c="18"/></text:p>
      <text:p text:style-name="P137"><text:change-end text:change-id="ct41297056"/><text:change-start text:change-id="ct41560864"/><text:span text:style-name="T70">9</text:span> <text:s/><text:change-end text:change-id="ct41560864"/><text:change-start text:change-id="ct41561088"/><text:s text:c="3"/>3 continue<text:change-end text:change-id="ct41561088"/><text:change-start text:change-id="ct41298624"/></text:p>
      <text:p text:style-name="P86"><text:change-end text:change-id="ct41298624"/><text:change-start text:change-id="ct43154368"/></text:p>
      <text:p text:style-name="P113"><text:change-end text:change-id="ct43154368"/><text:change-start text:change-id="ct41561552"/>Este bucle es e<text:change-end text:change-id="ct41561552"/><text:change-start text:change-id="ct41300704"/>l primer bucle interno de dos iteraciones mayores que incluyen mas calculos con otr<text:change-end text:change-id="ct41300704"/><text:change-start text:change-id="ct41300480"/>as estructuras, las cuales dependen de los resultados obtenidos en este primer bucle.<text:change-end text:change-id="ct41300480"/><text:change-start text:change-id="ct43292992"/></text:p>
      <text:p text:style-name="P113">Se calulan tres arrays llamados <text:span text:style-name="T65">fx</text:span>, <text:span text:style-name="T65">fy</text:span> y <text:span text:style-name="T65">fz</text:span><text:change-end text:change-id="ct43292992"/><text:change-start text:change-id="ct41305984"/>, un valor <text:span text:style-name="T65">dist2</text:span>, y dos arrays mas basados en el valor de <text:span text:style-name="T65">dist2</text:span>, <text:span text:style-name="T67">llamados </text:span><text:span text:style-name="T65">dista</text:span> y <text:span text:style-name="T65">denom</text:span>.<text:change-end text:change-id="ct41305984"/><text:change-start text:change-id="ct43292640"/></text:p>
      <text:p text:style-name="P114">Los cálculos de los tres primeros arrays y del valor dist2 dependen de varios otros arrays<text:change-end text:change-id="ct43292640"/><text:change-start text:change-id="ct43293696"/> ya calculados previamente y que la subrutina obtiene por el área de datos común con el resto de partes del programa<text:change-end text:change-id="ct43293696"/><text:change-start text:change-id="ct41305232"/> Fortran, además de utilizar funciones propias del lenguaje. <text:s/><text:span text:style-name="T68">-------se puede ser mas especifico y detallar cuales son los arrays previos----</text:span></text:p>
      <text:p text:style-name="P115"><text:change-end text:change-id="ct41305232"/><text:change-start text:change-id="ct41298848"/>En un primer análisis del bloque de código podemos observar una fuerte dependencia de datos <text:change-end text:change-id="ct41298848"/><text:change-start text:change-id="ct43294752"/>en las lineas<text:change-end text:change-id="ct43294752"/><text:change-start text:change-id="ct41300016"/> (5) y (8) <text:span text:style-name="T71">de la fig. 3.4.2.xx</text:span>. En la primera el calculo de fz(ik) depende de si mismo y en la segunda el valor de denom(ik) depende del va<text:change-end text:change-id="ct41300016"/><text:change-start text:change-id="ct41304576"/>lor de dista(ik).<text:change-end text:change-id="ct41304576"/><text:change-start text:change-id="ct41303856"/></text:p>
      <text:p text:style-name="P116">La dependencia de datos en la linea (5) <text:change-end text:change-id="ct41303856"/><text:change-start text:change-id="ct41304080"/>es posible solucionarla rápida y elegantemente <text:span text:style-name="T73">¿</text:span>?. La linea lo que hace es <text:change-end text:change-id="ct41304080"/><text:change-start text:change-id="ct41299504"/>al valor en fz(ik) multiplicarlo por -1, por lo cual es posible este c<text:span text:style-name="T72">á</text:span>lculo agregarlo <text:span text:style-name="T72">al final d</text:span>e la linea (4) <text:change-end text:change-id="ct41299504"/><text:change-start text:change-id="ct41299728"/><text:span text:style-name="T72">quedando la linea de la siguiente manera:</text:span><text:change-end text:change-id="ct41299728"/><text:change-start text:change-id="ct41303248"/></text:p>
      <text:p text:style-name="P116"/>
      <text:p text:style-name="P138"><text:s text:c="8"/>fz(ik)=<text:span text:style-name="T72">([calculo con valores de varias matrices])*(-1.)</text:span></text:p>
      <text:p text:style-name="P116"/>
      <text:p text:style-name="P117"><text:change-end text:change-id="ct41303248"/><text:change-start text:change-id="ct41301856"/>En el caso de la linea (8) el análisis es distinto, la dependencia se encuentra en el valor<text:change-end text:change-id="ct41301856"/><text:change-start text:change-id="ct43298624"/> de dista(ik) el cual es calculado en el paso previo y depende del cálculo del valor dist2<text:change-end text:change-id="ct43298624"/><text:change-start text:change-id="ct43298976"/>, <text:change-end text:change-id="ct43298976"/><text:change-start text:change-id="ct43299328"/>además es un calculo simple con una función interna del lenguaje Fortran. Se podría utilizar un calcul<text:change-end text:change-id="ct43299328"/><text:change-start text:change-id="ct41309200"/>o intermedio y luego asignar el resultado a dista(ik) y denom(ik), por ej:</text:p>
      <text:p text:style-name="P117"/>
      <text:p text:style-name="P97">var_aux = dsqrt(dist2)</text:p>
      <text:p text:style-name="P97">dista(ik) = var_aux</text:p>
      <text:p text:style-name="P97">denom(ik) = var_aux**3</text:p>
      <text:p text:style-name="P117"/>
      <text:p text:style-name="P118">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3">que </text:span>utiliz<text:span text:style-name="T73">a</text:span> una función interna de Fortran a la cual se le envía un solo valor, se puede resolver de la siguiente manera:</text:p>
      <text:p text:style-name="P118"/>
      <text:p text:style-name="P98">dista(ik) = dsqrt(dist2)</text:p>
      <text:p text:style-name="P98">denom(ik) = (dsqrt(dist2))**3</text:p>
      <text:p text:style-name="P118"/>
      <text:p text:style-name="P119">---- <text:span text:style-name="T73">¿explicar más en detalle porque se hace de esta manera, entrando en la explicación de la performance de la función dsqrt contra llevar una variable mas en memoria y los controles extras para dicha variable en OpenMP? los controles son necesarios, se puede explicar con el ejemplo del mayor problema encontrado, el problema de los resultados erroneos por paralelizar un bucle que inicializa en 0 los arrays---</text:span></text:p>
      <text:p text:style-name="P88"><text:span text:style-name="T75">Se puede entender mejor la dependencia de datos y la necesidad de controlar ciertas variables en los bloques paralelizados al observar un problema importante que surgió durante el trabajo de tesis, el cual</text:span> incluso no esta<text:span text:style-name="T76">ba</text:span> simple vista. </text:p>
      <text:p text:style-name="P88"><text:soft-page-break/><text:span text:style-name="T76">A</text:span>l realizar la optimización paralela los resultados del programa eran distintos a los de la ejecución normal. Los resultados deb<text:span text:style-name="T76">en</text:span> ser iguales, el programa es totalmente determinístico, por lo cual se buscaron muchas formas diferentes con directivas de OpenMP de controlar la ejecución de los threads <text:span text:style-name="T76">en este bloque seleccionado para optimización, </text:span>para que los datos no se contaminaran, <text:span text:style-name="T76">pero </text:span>siempre <text:span text:style-name="T76">arribando al</text:span> mismo resultado erroneo. </text:p>
      <text:p text:style-name="P87">El problema se encontró en otra porción de código que parecía bastante simple de paralelizar y <text:span text:style-name="T76">sin</text:span> necesi<text:span text:style-name="T76">dad de</text:span> control alguno. Al iniciar, la subrutina estela utiliza dos estructuras DO anidadas que inicializan con valor 0 tres arrays (ciex, ciey y ciez), por lo cual con una estructura OMP PARALLEL DO de OpenMP <text:span text:style-name="T75">debería bastar </text:span>para paralelizar el calculo y <text:span text:style-name="T75">obtener una ganancia en performance.</text:span></text:p>
      <text:p text:style-name="P89">El problema surg<text:span text:style-name="T76">e</text:span> porque la inicialización a 0 se realiza a través de una constante llamada “cero” definida en otra parte del código con el valor 0. Al lanzarse los threads de OpenMP dicha constante pasa a <text:span text:style-name="T76">tener</text:span> un valor indeterminado para cada thread, trayendo consigo datos <text:span text:style-name="T76">espurios</text:span> a los cálculos siguientes donde los arrays intervienen. Al comentar las directivas OpenMP que encerraban dichos bloques DO los resultados volvieron a ser correctos.</text:p>
      <text:p text:style-name="P123"/>
      <text:p text:style-name="P118"/>
      <text:p text:style-name="P121"><text:change-end text:change-id="ct41309200"/><text:change-start text:change-id="ct43299680"/>Con las modificaciones indicadas ya está el bucle en condiciones de ser paralelizado con OpenMP.</text:p>
      <text:p text:style-name="P121">Lo primero que <text:change-end text:change-id="ct43299680"/><text:change-start text:change-id="ct41313312"/>realizamos<text:change-end text:change-id="ct41313312"/><text:change-start text:change-id="ct41319808"/>, c<text:span text:style-name="T63">omo vimos en el capitulo 2, </text:span>es indicar el comienzo de la región paralela y su final<text:span text:style-name="T63">:</text:span></text:p>
      <text:p text:style-name="P93"/>
      <text:p text:style-name="P144">!$OMP PARALLEL</text:p>
      <text:p text:style-name="P146">[bucle paralelizado]</text:p>
      <text:p text:style-name="P144">!$OMP END PARALLEL</text:p>
      <text:p text:style-name="P124"/>
      <text:p text:style-name="P121">Con esto no es suficiente, a su vez debemos agregar las instrucciones para indicar que la región paralela deberá ser una estructura DO, por lo que además debemos agregar esta definición:</text:p>
      <text:p text:style-name="P121"/>
      <text:p text:style-name="P145">!$OMP PARALLEL</text:p>
      <text:p text:style-name="P145">!$OMP DO</text:p>
      <text:p text:style-name="P145"/>
      <text:p text:style-name="P147">[bucle paralelizado]</text:p>
      <text:p text:style-name="P147"/>
      <text:p text:style-name="P145">!$OMP END DO</text:p>
      <text:p text:style-name="P139">!$OMP END PARALLEL</text:p>
      <text:p text:style-name="P121"/>
      <text:p text:style-name="P122">Al realizar estos cambios en el código para el bloque indicado, mas allá de conseguir una gran mejoría en el tiempo empleado, <text:span text:style-name="T77">por aún existir una dependencia de datos </text:span>nos encontramos con resultados con variaciones <text:span text:style-name="T74">significativas con</text:span> respecto a los originales. Teniendo en cuenta esto debemos realizar un <text:span text:style-name="T77">análisis</text:span> de que <text:span text:style-name="T74">variables</text:span> son compartid<text:span text:style-name="T74">a</text:span>s por los <text:span text:style-name="T74">distintos threads del proceso y cual es su alcance para evitar discrepancias en los resultados, ya que como indicamos el programa es totalmente determinístico.</text:span><text:change-end text:change-id="ct41319808"/><text:change-start text:change-id="ct41319440"/></text:p>
      <text:p text:style-name="P125"/>
      <text:p text:style-name="P120"><text:span text:style-name="T26">-----</text:span><text:span text:style-name="T30">sigue explicar los controles, porque default(shared), porque firstprivate(ir, npa) y private(ik,dist2), y porque ncapa no es necesario controlarlo.----</text:span></text:p>
      <text:p text:style-name="P160"><text:change-end text:change-id="ct41319440"/><text:change-start text:change-id="ct69317248"/>El bloque de código <text:change-end text:change-id="ct69317248"/><text:change-start text:change-id="ct60186000"/>nos muestra que para realizar el cal<text:change-end text:change-id="ct60186000"/><text:change-start text:change-id="ct45476832"/>culo de los arrays son necesarios varios otros arrays y variables <text:span text:style-name="T80">los que ya poseen valores previos</text:span>.<text:change-end text:change-id="ct45476832"/><text:change-start text:change-id="ct69041424"/> Podemos ver en la figura 3.4.<text:change-end text:change-id="ct69041424"/><text:change-start text:change-id="ct60767952"/>2.yy cuales son:</text:p>
      <text:p text:style-name="P160"/>
      <text:p text:style-name="P167">arrays:</text:p>
      <text:p text:style-name="P167">pcx, pcy, pcz, xe, ye, ze, re, fi</text:p>
      <text:p text:style-name="P167"><text:soft-page-break/>Variable:</text:p>
      <text:p text:style-name="P167">c0</text:p>
      <text:p text:style-name="P161"><text:change-end text:change-id="ct60767952"/><text:change-start text:change-id="ct40564560"/></text:p>
      <text:p text:style-name="P161">Además se utilizan las variables de control <text:span text:style-name="T65">ir</text:span> y <text:span text:style-name="T65">npa</text:span> de los bloques DO exteriores<text:change-end text:change-id="ct40564560"/><text:change-start text:change-id="ct60742240"/> donde está anidado nuestro bloque de código, utilizadas para recorrer los arrays indicados en la figura 3.4.2.yy<text:change-end text:change-id="ct60742240"/><text:change-start text:change-id="ct61231296"/>.</text:p>
      <text:p text:style-name="P162"><text:change-end text:change-id="ct61231296"/><text:change-start text:change-id="ct48881520"/></text:p>
      <text:p text:style-name="P162"><text:change-end text:change-id="ct48881520"/><text:change-start text:change-id="ct47650944"/>El primer interrogante es saber si los datos se deben compartir entre todos los <text:change-end text:change-id="ct47650944"/><text:change-start text:change-id="ct69436752"/>threads o deben ser privados. Si observamos <text:change-end text:change-id="ct69436752"/><text:change-start text:change-id="ct48710128"/>todos los arrays y variables externos que <text:change-end text:change-id="ct48710128"/><text:change-start text:change-id="ct47193808"/>se utilizan para el cálculo, los threads deben c<text:change-end text:change-id="ct47193808"/><text:change-start text:change-id="ct62193728"/>ompartir su valor, si se los definiera como PRIVATE su valor sería indefinido para cada thread, <text:change-end text:change-id="ct62193728"/><text:change-start text:change-id="ct42983936"/>y si fuera como FIRSTPRIVATE por mas que los valores fueran correctos, la cantidad de recursos necesarios para la ejecución se multiplicaría por la cantidad de threads que <text:change-end text:change-id="ct42983936"/><text:change-start text:change-id="ct62362656"/>estuvieran en ejecución<text:change-end text:change-id="ct62362656"/><text:change-start text:change-id="ct62263008"/>. </text:p>
      <text:p text:style-name="P162"/>
      <text:p text:style-name="P162">Luego, los <text:change-end text:change-id="ct62263008"/><text:change-start text:change-id="ct62273360"/>arrays modificados dentro del bloque <text:change-end text:change-id="ct62273360"/><text:change-start text:change-id="ct68792992"/>son escritos por cada thread, pero cada thread accede a las posiciones definidas por la variable de control del bloque DO que estamos paralelizando, <text:span text:style-name="T65">ik</text:span><text:span text:style-name="T81">, </text:span><text:change-end text:change-id="ct68792992"/><text:change-start text:change-id="ct61189952"/><text:span text:style-name="T82">la cual </text:span><text:change-end text:change-id="ct61189952"/><text:change-start text:change-id="ct62554432"/><text:span text:style-name="T82">tendrá un valor para cada thread específico; por ejemplo si dividimos un DO de 100 iteraciones</text:span><text:change-end text:change-id="ct62554432"/><text:change-start text:change-id="ct62185696"/><text:span text:style-name="T82"> en 2 threads, la variable de control </text:span><text:span text:style-name="T66">ik</text:span><text:span text:style-name="T82"> tendrá valor inicial de 0 </text:span><text:change-end text:change-id="ct62185696"/><text:change-start text:change-id="ct62350512"/><text:span text:style-name="T82">para un thread y 50 para el otro</text:span><text:change-end text:change-id="ct62350512"/><text:change-start text:change-id="ct61079616"/><text:span text:style-name="T82">.</text:span></text:p>
      <text:p text:style-name="P162"><text:span text:style-name="T82">Esto nos lleva a que los arrays modificados dentro del bloque también pueden ser compartidos por todos los threads</text:span><text:change-end text:change-id="ct61079616"/><text:change-start text:change-id="ct61447152"/><text:span text:style-name="T82">, ya que solo son accedidos indexados por la variable </text:span><text:span text:style-name="T66">ik</text:span><text:span text:style-name="T82"> </text:span><text:change-end text:change-id="ct61447152"/><text:change-start text:change-id="ct60777264"/><text:span text:style-name="T82">la cual como vimos será disjunta pa</text:span><text:change-end text:change-id="ct60777264"/><text:change-start text:change-id="ct62183904"/><text:span text:style-name="T82">ra cada thread, con lo cual cada thread accede a posiciones de los arrays distintas para modificar.</text:span></text:p>
      <text:p text:style-name="P163"><text:span text:style-name="T81">Explicado todo esto, vemos que la gran mayoría de arrays y variables son compartidas por todos los </text:span><text:change-end text:change-id="ct62183904"/><text:change-start text:change-id="ct61272160"/><text:span text:style-name="T81">threads, y la dependencia de datos entre estos es inexistente (los arrays escritos no son </text:span><text:change-end text:change-id="ct61272160"/><text:change-start text:change-id="ct62291568"/><text:span text:style-name="T81">leidos, los arrays y variables leidas no son modificados), con lo cual definimos en la instrucción OpenMP de inicio del bloque paralelo como DEFAULT(SHARED) para </text:span><text:change-end text:change-id="ct62291568"/><text:change-start text:change-id="ct62345296"/><text:span text:style-name="T81">todas las variables utilizadas dentro.</text:span></text:p>
      <text:p text:style-name="P163"><text:span text:style-name="T81"/></text:p>
      <text:p text:style-name="P168">!$OMP PARALLEL <text:span text:style-name="T83">DEFAULT(SHARED)</text:span></text:p>
      <text:p text:style-name="P168">!$OMP DO</text:p>
      <text:p text:style-name="P168"/>
      <text:p text:style-name="P169">[bucle paralelizado]</text:p>
      <text:p text:style-name="P169"/>
      <text:p text:style-name="P168">!$OMP END DO</text:p>
      <text:p text:style-name="P170">!$OMP END PARALLEL</text:p>
      <text:p text:style-name="P164"/>
      <text:p text:style-name="P163"><text:change-end text:change-id="ct62345296"/><text:change-start text:change-id="ct67741760"/><text:span text:style-name="T81">Con esta definición tenemos que todas </text:span><text:change-end text:change-id="ct67741760"/><text:change-start text:change-id="ct60487088"/><text:span text:style-name="T81">las variables (arrays y variables comunes) serán compartidas por todos los threads. Si analizamos mas fino, podemos ver que hay variables que necesitan </text:span><text:change-end text:change-id="ct60487088"/><text:change-start text:change-id="ct62258320"/></text:p>
      <text:p text:style-name="P161"><text:change-end text:change-id="ct62258320"/><text:change-start text:change-id="ct60250272"/><text:span text:style-name="T82"/></text:p>
      <text:p text:style-name="P122"><text:change-end text:change-id="ct60250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4-21T21:59:21.001312966</dc:date>
    <meta:editing-duration>P1DT14H2M31S</meta:editing-duration>
    <meta:editing-cycles>158</meta:editing-cycles>
    <meta:generator>LibreOffice/5.0.5.2$Linux_X86_64 LibreOffice_project/00m0$Build-2</meta:generator>
    <meta:document-statistic meta:table-count="0" meta:image-count="0" meta:object-count="0" meta:page-count="16" meta:paragraph-count="328" meta:word-count="6351" meta:character-count="41172" meta:non-whitespace-character-count="33679"/>
  </office:meta>
</office:document-meta>
</file>